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000000" loext:decorative="false"/>
    </style:style>
    <style:style style:name="gr6" style:family="graphic" style:parent-style-name="standard">
      <style:graphic-properties draw:stroke="none" draw:fill="solid" draw:fill-color="#ffffff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d3d3d3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solid" draw:fill-color="#d3d3d3"/>
    </style:style>
    <style:style style:name="P10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loext:opacity="100%" style:font-name="Calibri1" fo:font-size="14.1000003814697pt" fo:font-weight="bold" style:font-name-asian="Calibri1" style:font-size-asian="14.1000003814697pt" style:font-weight-asian="bold" style:font-name-complex="Calibri1" style:font-size-complex="14.1000003814697pt" style:font-weight-complex="bold"/>
    </style:style>
    <style:style style:name="T2" style:family="text">
      <style:text-properties fo:color="#000000" loext:opacity="100%" style:font-name="Calibri1" fo:font-size="11.1000003814697pt" fo:font-weight="normal" style:font-name-asian="Calibri1" style:font-size-asian="11.1000003814697pt" style:font-weight-asian="normal" style:font-name-complex="Calibri1" style:font-size-complex="11.1000003814697pt" style:font-weight-complex="normal"/>
    </style:style>
    <style:style style:name="T3" style:family="text">
      <style:text-properties fo:color="#000000" loext:opacity="100%" style:font-name="Calibri1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T4" style:family="text">
      <style:text-properties fo:color="#000000" loext:opacity="100%" style:font-name="Calibri1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T5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6" style:family="text">
      <style:text-properties style:font-name="Calibri1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T7" style:family="text">
      <style:text-properties fo:color="#000000" loext:opacity="100%" style:font-name="Calibri1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T8" style:family="text">
      <style:text-properties fo:color="#000000" loext:opacity="100%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9" style:family="text">
      <style:text-properties fo:color="#000000" loext:opacity="100%" style:font-name="Calibri1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T10" style:family="text">
      <style:text-properties fo:color="#000000" loext:opacity="100%" style:font-name="Arial" fo:font-size="14.1000003814697pt" fo:font-weight="bold" style:font-name-asian="Arial" style:font-size-asian="14.1000003814697pt" style:font-weight-asian="bold" style:font-name-complex="Arial" style:font-size-complex="14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94cm" svg:height="0.497cm" svg:x="7.033cm" svg:y="2.583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8cm" svg:height="0.39cm" svg:x="7.143cm" svg:y="2.66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6.589cm" svg:height="0.64cm" svg:x="7.601cm" svg:y="3.326cm">
          <draw:text-box>
            <text:p text:style-name="P1"><text:span text:style-name="T3">Performance and Testing</text:span></text:p>
          </draw:text-box>
        </draw:frame>
        <draw:frame draw:style-name="gr1" draw:text-style-name="P2" draw:layer="layout" svg:width="0.494cm" svg:height="0.497cm" svg:x="14.197cm" svg:y="3.43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8cm" svg:height="0.39cm" svg:x="14.307cm" svg:y="3.5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497cm" svg:x="8.824cm" svg:y="4.02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8cm" svg:height="0.39cm" svg:x="8.934cm" svg:y="4.107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916cm" svg:height="0.425cm" svg:x="2.774cm" svg:y="4.738cm">
          <draw:text-box>
            <text:p text:style-name="P1"><text:span text:style-name="T4">Date </text:span></text:p>
          </draw:text-box>
        </draw:frame>
        <draw:frame draw:style-name="gr2" draw:text-style-name="P3" draw:layer="layout" svg:width="0.388cm" svg:height="0.39cm" svg:x="3.684cm" svg:y="4.763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22cm" svg:height="0.475cm" svg:x="7.313cm" svg:y="4.67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2.385cm" svg:height="0.425cm" svg:x="7.431cm" svg:y="4.738cm">
          <draw:text-box>
            <text:p text:style-name="P1"><text:span text:style-name="T4">07 NOV 2025 </text:span></text:p>
          </draw:text-box>
        </draw:frame>
        <draw:polygon draw:style-name="gr5" draw:text-style-name="P6" draw:layer="layout" svg:width="0.016cm" svg:height="0.11cm" svg:x="2.562cm" svg:y="4.547cm" svg:viewBox="0 0 17 111" draw:points="0,111 17,111 17,0 0,0">
          <text:p/>
        </draw:polygon>
        <draw:polygon draw:style-name="gr5" draw:text-style-name="P6" draw:layer="layout" svg:width="0.016cm" svg:height="0.017cm" svg:x="2.562cm" svg:y="4.547cm" svg:viewBox="0 0 17 18" draw:points="0,18 17,18 17,0 0,0">
          <text:p/>
        </draw:polygon>
        <draw:polygon draw:style-name="gr5" draw:text-style-name="P6" draw:layer="layout" svg:width="4.518cm" svg:height="0.017cm" svg:x="2.578cm" svg:y="4.547cm" svg:viewBox="0 0 4519 18" draw:points="0,18 4519,18 4519,0 0,0">
          <text:p/>
        </draw:polygon>
        <draw:polygon draw:style-name="gr5" draw:text-style-name="P6" draw:layer="layout" svg:width="0.017cm" svg:height="0.093cm" svg:x="7.096cm" svg:y="4.564cm" svg:viewBox="0 0 18 94" draw:points="0,94 18,94 18,0 0,0">
          <text:p/>
        </draw:polygon>
        <draw:polygon draw:style-name="gr5" draw:text-style-name="P6" draw:layer="layout" svg:width="0.017cm" svg:height="0.017cm" svg:x="7.096cm" svg:y="4.547cm" svg:viewBox="0 0 18 18" draw:points="0,18 18,18 18,0 0,0">
          <text:p/>
        </draw:polygon>
        <draw:polygon draw:style-name="gr5" draw:text-style-name="P6" draw:layer="layout" svg:width="11.978cm" svg:height="0.017cm" svg:x="7.113cm" svg:y="4.547cm" svg:viewBox="0 0 11979 18" draw:points="0,18 11979,18 11979,0 0,0">
          <text:p/>
        </draw:polygon>
        <draw:polygon draw:style-name="gr5" draw:text-style-name="P6" draw:layer="layout" svg:width="0.017cm" svg:height="0.11cm" svg:x="19.091cm" svg:y="4.547cm" svg:viewBox="0 0 18 111" draw:points="0,111 18,111 18,0 0,0">
          <text:p/>
        </draw:polygon>
        <draw:polygon draw:style-name="gr5" draw:text-style-name="P6" draw:layer="layout" svg:width="0.017cm" svg:height="0.017cm" svg:x="19.091cm" svg:y="4.547cm" svg:viewBox="0 0 18 18" draw:points="0,18 18,18 18,0 0,0">
          <text:p/>
        </draw:polygon>
        <draw:polygon draw:style-name="gr5" draw:text-style-name="P6" draw:layer="layout" svg:width="0.016cm" svg:height="0.855cm" svg:x="2.562cm" svg:y="4.657cm" svg:viewBox="0 0 17 856" draw:points="0,856 17,856 17,0 0,0">
          <text:p/>
        </draw:polygon>
        <draw:polygon draw:style-name="gr5" draw:text-style-name="P6" draw:layer="layout" svg:width="0.017cm" svg:height="0.855cm" svg:x="7.096cm" svg:y="4.657cm" svg:viewBox="0 0 18 856" draw:points="0,856 18,856 18,0 0,0">
          <text:p/>
        </draw:polygon>
        <draw:polygon draw:style-name="gr5" draw:text-style-name="P6" draw:layer="layout" svg:width="0.017cm" svg:height="0.855cm" svg:x="19.091cm" svg:y="4.657cm" svg:viewBox="0 0 18 856" draw:points="0,856 18,856 18,0 0,0">
          <text:p/>
        </draw:polygon>
        <draw:frame draw:style-name="gr2" draw:text-style-name="P3" draw:layer="layout" svg:width="0.388cm" svg:height="0.39cm" svg:x="9.798cm" svg:y="4.763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526cm" svg:height="0.425cm" svg:x="2.774cm" svg:y="5.703cm">
          <draw:text-box>
            <text:p text:style-name="P1"><text:span text:style-name="T4">Team ID </text:span></text:p>
          </draw:text-box>
        </draw:frame>
        <draw:polygon draw:style-name="gr6" draw:text-style-name="P7" draw:layer="layout" svg:width="3.501cm" svg:height="0.512cm" svg:x="7.312cm" svg:y="5.622cm" svg:viewBox="0 0 3502 513" draw:points="0,513 3502,513 3502,0 0,0">
          <text:p/>
        </draw:polygon>
        <draw:frame draw:style-name="gr2" draw:text-style-name="P3" draw:layer="layout" svg:width="0.388cm" svg:height="0.39cm" svg:x="4.289cm" svg:y="5.728cm">
          <draw:text-box>
            <text:p text:style-name="P1"><text:span text:style-name="T2"><text:s/></text:span></text:p>
          </draw:text-box>
        </draw:frame>
        <draw:polygon draw:style-name="gr5" draw:text-style-name="P6" draw:layer="layout" svg:width="0.016cm" svg:height="0.11cm" svg:x="2.562cm" svg:y="5.512cm" svg:viewBox="0 0 17 111" draw:points="0,111 17,111 17,0 0,0">
          <text:p/>
        </draw:polygon>
        <draw:polygon draw:style-name="gr5" draw:text-style-name="P6" draw:layer="layout" svg:width="4.518cm" svg:height="0.017cm" svg:x="2.578cm" svg:y="5.512cm" svg:viewBox="0 0 4519 18" draw:points="0,18 4519,18 4519,0 0,0">
          <text:p/>
        </draw:polygon>
        <draw:polygon draw:style-name="gr5" draw:text-style-name="P6" draw:layer="layout" svg:width="0.017cm" svg:height="0.11cm" svg:x="7.096cm" svg:y="5.512cm" svg:viewBox="0 0 18 111" draw:points="0,111 18,111 18,0 0,0">
          <text:p/>
        </draw:polygon>
        <draw:polygon draw:style-name="gr5" draw:text-style-name="P6" draw:layer="layout" svg:width="11.978cm" svg:height="0.017cm" svg:x="7.113cm" svg:y="5.512cm" svg:viewBox="0 0 11979 18" draw:points="0,18 11979,18 11979,0 0,0">
          <text:p/>
        </draw:polygon>
        <draw:polygon draw:style-name="gr5" draw:text-style-name="P6" draw:layer="layout" svg:width="0.017cm" svg:height="0.11cm" svg:x="19.091cm" svg:y="5.512cm" svg:viewBox="0 0 18 111" draw:points="0,111 18,111 18,0 0,0">
          <text:p/>
        </draw:polygon>
        <draw:polygon draw:style-name="gr5" draw:text-style-name="P6" draw:layer="layout" svg:width="0.016cm" svg:height="0.864cm" svg:x="2.562cm" svg:y="5.622cm" svg:viewBox="0 0 17 865" draw:points="0,865 17,865 17,0 0,0">
          <text:p/>
        </draw:polygon>
        <draw:polygon draw:style-name="gr5" draw:text-style-name="P6" draw:layer="layout" svg:width="0.017cm" svg:height="0.864cm" svg:x="7.096cm" svg:y="5.622cm" svg:viewBox="0 0 18 865" draw:points="0,865 18,865 18,0 0,0">
          <text:p/>
        </draw:polygon>
        <draw:polygon draw:style-name="gr5" draw:text-style-name="P6" draw:layer="layout" svg:width="0.017cm" svg:height="0.864cm" svg:x="19.091cm" svg:y="5.622cm" svg:viewBox="0 0 18 865" draw:points="0,865 18,865 18,0 0,0">
          <text:p/>
        </draw:polygon>
        <draw:frame draw:style-name="gr4" draw:text-style-name="P5" draw:layer="layout" svg:width="3.516cm" svg:height="0.425cm" svg:x="7.313cm" svg:y="5.703cm">
          <draw:text-box>
            <text:p text:style-name="P1"><text:span text:style-name="T6">NM2025TMID07047</text:span></text:p>
          </draw:text-box>
        </draw:frame>
        <draw:frame draw:style-name="gr4" draw:text-style-name="P5" draw:layer="layout" svg:width="2.449cm" svg:height="0.425cm" svg:x="2.774cm" svg:y="6.681cm">
          <draw:text-box>
            <text:p text:style-name="P1"><text:span text:style-name="T4">Project Name </text:span></text:p>
          </draw:text-box>
        </draw:frame>
        <draw:frame draw:style-name="gr2" draw:text-style-name="P3" draw:layer="layout" svg:width="0.388cm" svg:height="0.39cm" svg:x="5.212cm" svg:y="6.706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5.082cm" svg:height="0.425cm" svg:x="7.313cm" svg:y="6.681cm">
          <draw:text-box>
            <text:p text:style-name="P1"><text:span text:style-name="T4">Garage Management System </text:span></text:p>
          </draw:text-box>
        </draw:frame>
        <draw:polygon draw:style-name="gr5" draw:text-style-name="P6" draw:layer="layout" svg:width="0.016cm" svg:height="0.11cm" svg:x="2.562cm" svg:y="6.486cm" svg:viewBox="0 0 17 111" draw:points="0,111 17,111 17,0 0,0">
          <text:p/>
        </draw:polygon>
        <draw:polygon draw:style-name="gr5" draw:text-style-name="P6" draw:layer="layout" svg:width="4.518cm" svg:height="0.017cm" svg:x="2.578cm" svg:y="6.486cm" svg:viewBox="0 0 4519 18" draw:points="0,18 4519,18 4519,0 0,0">
          <text:p/>
        </draw:polygon>
        <draw:polygon draw:style-name="gr5" draw:text-style-name="P6" draw:layer="layout" svg:width="0.017cm" svg:height="0.11cm" svg:x="7.096cm" svg:y="6.486cm" svg:viewBox="0 0 18 111" draw:points="0,111 18,111 18,0 0,0">
          <text:p/>
        </draw:polygon>
        <draw:polygon draw:style-name="gr5" draw:text-style-name="P6" draw:layer="layout" svg:width="11.978cm" svg:height="0.017cm" svg:x="7.113cm" svg:y="6.486cm" svg:viewBox="0 0 11979 18" draw:points="0,18 11979,18 11979,0 0,0">
          <text:p/>
        </draw:polygon>
        <draw:polygon draw:style-name="gr5" draw:text-style-name="P6" draw:layer="layout" svg:width="0.017cm" svg:height="0.11cm" svg:x="19.091cm" svg:y="6.486cm" svg:viewBox="0 0 18 111" draw:points="0,111 18,111 18,0 0,0">
          <text:p/>
        </draw:polygon>
        <draw:polygon draw:style-name="gr5" draw:text-style-name="P6" draw:layer="layout" svg:width="0.016cm" svg:height="0.859cm" svg:x="2.562cm" svg:y="6.596cm" svg:viewBox="0 0 17 860" draw:points="0,860 17,860 17,0 0,0">
          <text:p/>
        </draw:polygon>
        <draw:polygon draw:style-name="gr5" draw:text-style-name="P6" draw:layer="layout" svg:width="0.017cm" svg:height="0.859cm" svg:x="7.096cm" svg:y="6.596cm" svg:viewBox="0 0 18 860" draw:points="0,860 18,860 18,0 0,0">
          <text:p/>
        </draw:polygon>
        <draw:polygon draw:style-name="gr5" draw:text-style-name="P6" draw:layer="layout" svg:width="0.017cm" svg:height="0.859cm" svg:x="19.091cm" svg:y="6.596cm" svg:viewBox="0 0 18 860" draw:points="0,860 18,860 18,0 0,0">
          <text:p/>
        </draw:polygon>
        <draw:frame draw:style-name="gr2" draw:text-style-name="P3" draw:layer="layout" svg:width="0.388cm" svg:height="0.39cm" svg:x="12.389cm" svg:y="6.706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3.008cm" svg:height="0.425cm" svg:x="2.774cm" svg:y="7.646cm">
          <draw:text-box>
            <text:p text:style-name="P1"><text:span text:style-name="T4">Maximum Marks </text:span></text:p>
          </draw:text-box>
        </draw:frame>
        <draw:frame draw:style-name="gr2" draw:text-style-name="P3" draw:layer="layout" svg:width="0.388cm" svg:height="0.39cm" svg:x="5.779cm" svg:y="7.672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479cm" svg:height="0.425cm" svg:x="7.313cm" svg:y="7.646cm">
          <draw:text-box>
            <text:p text:style-name="P1"><text:span text:style-name="T4">4 Marks </text:span></text:p>
          </draw:text-box>
        </draw:frame>
        <draw:polygon draw:style-name="gr5" draw:text-style-name="P6" draw:layer="layout" svg:width="0.016cm" svg:height="0.11cm" svg:x="2.562cm" svg:y="7.455cm" svg:viewBox="0 0 17 111" draw:points="0,111 17,111 17,0 0,0">
          <text:p/>
        </draw:polygon>
        <draw:polygon draw:style-name="gr5" draw:text-style-name="P6" draw:layer="layout" svg:width="4.518cm" svg:height="0.017cm" svg:x="2.578cm" svg:y="7.455cm" svg:viewBox="0 0 4519 18" draw:points="0,18 4519,18 4519,0 0,0">
          <text:p/>
        </draw:polygon>
        <draw:polygon draw:style-name="gr5" draw:text-style-name="P6" draw:layer="layout" svg:width="0.017cm" svg:height="0.11cm" svg:x="7.096cm" svg:y="7.455cm" svg:viewBox="0 0 18 111" draw:points="0,111 18,111 18,0 0,0">
          <text:p/>
        </draw:polygon>
        <draw:polygon draw:style-name="gr5" draw:text-style-name="P6" draw:layer="layout" svg:width="11.978cm" svg:height="0.017cm" svg:x="7.113cm" svg:y="7.455cm" svg:viewBox="0 0 11979 18" draw:points="0,18 11979,18 11979,0 0,0">
          <text:p/>
        </draw:polygon>
        <draw:polygon draw:style-name="gr5" draw:text-style-name="P6" draw:layer="layout" svg:width="0.017cm" svg:height="0.11cm" svg:x="19.091cm" svg:y="7.455cm" svg:viewBox="0 0 18 111" draw:points="0,111 18,111 18,0 0,0">
          <text:p/>
        </draw:polygon>
        <draw:polygon draw:style-name="gr5" draw:text-style-name="P6" draw:layer="layout" svg:width="0.016cm" svg:height="0.864cm" svg:x="2.562cm" svg:y="7.565cm" svg:viewBox="0 0 17 865" draw:points="0,865 17,865 17,0 0,0">
          <text:p/>
        </draw:polygon>
        <draw:polygon draw:style-name="gr5" draw:text-style-name="P6" draw:layer="layout" svg:width="0.016cm" svg:height="0.017cm" svg:x="2.562cm" svg:y="8.429cm" svg:viewBox="0 0 17 18" draw:points="0,18 17,18 17,0 0,0">
          <text:p/>
        </draw:polygon>
        <draw:polygon draw:style-name="gr5" draw:text-style-name="P6" draw:layer="layout" svg:width="0.016cm" svg:height="0.017cm" svg:x="2.562cm" svg:y="8.429cm" svg:viewBox="0 0 17 18" draw:points="0,18 17,18 17,0 0,0">
          <text:p/>
        </draw:polygon>
        <draw:polygon draw:style-name="gr5" draw:text-style-name="P6" draw:layer="layout" svg:width="4.518cm" svg:height="0.017cm" svg:x="2.578cm" svg:y="8.429cm" svg:viewBox="0 0 4519 18" draw:points="0,18 4519,18 4519,0 0,0">
          <text:p/>
        </draw:polygon>
        <draw:polygon draw:style-name="gr5" draw:text-style-name="P6" draw:layer="layout" svg:width="0.017cm" svg:height="0.864cm" svg:x="7.096cm" svg:y="7.565cm" svg:viewBox="0 0 18 865" draw:points="0,865 18,865 18,0 0,0">
          <text:p/>
        </draw:polygon>
        <draw:polygon draw:style-name="gr5" draw:text-style-name="P6" draw:layer="layout" svg:width="0.017cm" svg:height="0.017cm" svg:x="7.096cm" svg:y="8.429cm" svg:viewBox="0 0 18 18" draw:points="0,18 18,18 18,0 0,0">
          <text:p/>
        </draw:polygon>
        <draw:polygon draw:style-name="gr5" draw:text-style-name="P6" draw:layer="layout" svg:width="11.978cm" svg:height="0.017cm" svg:x="7.113cm" svg:y="8.429cm" svg:viewBox="0 0 11979 18" draw:points="0,18 11979,18 11979,0 0,0">
          <text:p/>
        </draw:polygon>
        <draw:polygon draw:style-name="gr5" draw:text-style-name="P6" draw:layer="layout" svg:width="0.017cm" svg:height="0.864cm" svg:x="19.091cm" svg:y="7.565cm" svg:viewBox="0 0 18 865" draw:points="0,865 18,865 18,0 0,0">
          <text:p/>
        </draw:polygon>
        <draw:polygon draw:style-name="gr5" draw:text-style-name="P6" draw:layer="layout" svg:width="0.017cm" svg:height="0.017cm" svg:x="19.091cm" svg:y="8.429cm" svg:viewBox="0 0 18 18" draw:points="0,18 18,18 18,0 0,0">
          <text:p/>
        </draw:polygon>
        <draw:polygon draw:style-name="gr5" draw:text-style-name="P6" draw:layer="layout" svg:width="0.017cm" svg:height="0.017cm" svg:x="19.091cm" svg:y="8.429cm" svg:viewBox="0 0 18 18" draw:points="0,18 18,18 18,0 0,0">
          <text:p/>
        </draw:polygon>
        <draw:frame draw:style-name="gr2" draw:text-style-name="P3" draw:layer="layout" svg:width="0.388cm" svg:height="0.39cm" svg:x="8.79cm" svg:y="7.67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497cm" svg:x="2.511cm" svg:y="8.43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8cm" svg:height="0.39cm" svg:x="2.621cm" svg:y="8.518cm">
          <draw:text-box>
            <text:p text:style-name="P1"><text:span text:style-name="T2"><text:s/></text:span></text:p>
          </draw:text-box>
        </draw:frame>
        <draw:frame draw:style-name="gr7" draw:text-style-name="P8" draw:layer="layout" svg:width="6.61cm" svg:height="0.564cm" svg:x="2.511cm" svg:y="9.092cm">
          <draw:text-box>
            <text:p text:style-name="P1"><text:span text:style-name="T7">Model Performance Testing </text:span></text:p>
          </draw:text-box>
        </draw:frame>
        <draw:polygon draw:style-name="gr5" draw:text-style-name="P6" draw:layer="layout" svg:width="6.494cm" svg:height="0.038cm" svg:x="2.511cm" svg:y="9.577cm" svg:viewBox="0 0 6495 39" draw:points="0,39 6495,39 6495,0 0,0">
          <text:p/>
        </draw:polygon>
        <draw:frame draw:style-name="gr2" draw:text-style-name="P3" draw:layer="layout" svg:width="0.388cm" svg:height="0.39cm" svg:x="9.137cm" svg:y="9.222cm">
          <draw:text-box>
            <text:p text:style-name="P1"><text:span text:style-name="T2"><text:s/></text:span></text:p>
          </draw:text-box>
        </draw:frame>
        <draw:frame draw:style-name="gr7" draw:text-style-name="P8" draw:layer="layout" svg:width="0.562cm" svg:height="0.564cm" svg:x="2.511cm" svg:y="9.668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388cm" svg:height="0.39cm" svg:x="2.638cm" svg:y="9.79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968cm" svg:height="0.497cm" svg:x="2.511cm" svg:y="10.336cm">
          <draw:text-box>
            <text:p text:style-name="P1"><text:span text:style-name="T1">Customer Registration : </text:span></text:p>
          </draw:text-box>
        </draw:frame>
        <draw:polygon draw:style-name="gr5" draw:text-style-name="P6" draw:layer="layout" svg:width="4.839cm" svg:height="0.034cm" svg:x="2.511cm" svg:y="10.762cm" svg:viewBox="0 0 4840 35" draw:points="0,35 4840,35 4840,0 0,0">
          <text:p/>
        </draw:polygon>
        <draw:frame draw:style-name="gr2" draw:text-style-name="P3" draw:layer="layout" svg:width="0.388cm" svg:height="0.39cm" svg:x="7.465cm" svg:y="10.41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497cm" svg:x="2.511cm" svg:y="10.878cm">
          <draw:text-box>
            <text:p text:style-name="P1"><text:span text:style-name="T1"><text:s/></text:span></text:p>
          </draw:text-box>
        </draw:frame>
        <draw:polygon draw:style-name="gr8" draw:text-style-name="P9" draw:layer="layout" svg:width="4.217cm" svg:height="0.636cm" svg:x="2.638cm" svg:y="11.414cm" svg:viewBox="0 0 4218 637" draw:points="0,637 4218,637 4218,0 0,0">
          <text:p/>
        </draw:polygon>
        <draw:polygon draw:style-name="gr8" draw:text-style-name="P9" draw:layer="layout" svg:width="3.954cm" svg:height="0.393cm" svg:x="2.705cm" svg:y="11.419cm" svg:viewBox="0 0 3955 394" draw:points="0,394 3955,394 3955,0 0,0">
          <text:p/>
        </draw:polygon>
        <draw:frame draw:style-name="gr2" draw:text-style-name="P3" draw:layer="layout" svg:width="0.388cm" svg:height="0.39cm" svg:x="2.621cm" svg:y="10.958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.649cm" svg:height="0.357cm" svg:x="2.833cm" svg:y="11.42cm">
          <draw:text-box>
            <text:p text:style-name="P1"><text:span text:style-name="T8">Parameter </text:span></text:p>
          </draw:text-box>
        </draw:frame>
        <draw:polygon draw:style-name="gr8" draw:text-style-name="P9" draw:layer="layout" svg:width="12.291cm" svg:height="0.636cm" svg:x="6.872cm" svg:y="11.414cm" svg:viewBox="0 0 12292 637" draw:points="0,637 12292,637 12292,0 0,0">
          <text:p/>
        </draw:polygon>
        <draw:polygon draw:style-name="gr8" draw:text-style-name="P9" draw:layer="layout" svg:width="12.028cm" svg:height="0.393cm" svg:x="6.94cm" svg:y="11.419cm" svg:viewBox="0 0 12029 394" draw:points="0,394 12029,394 12029,0 0,0">
          <text:p/>
        </draw:polygon>
        <draw:frame draw:style-name="gr2" draw:text-style-name="P3" draw:layer="layout" svg:width="0.388cm" svg:height="0.39cm" svg:x="4.475cm" svg:y="11.415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.12cm" svg:height="0.357cm" svg:x="7.067cm" svg:y="11.42cm">
          <draw:text-box>
            <text:p text:style-name="P1"><text:span text:style-name="T8">Values </text:span></text:p>
          </draw:text-box>
        </draw:frame>
        <draw:polygon draw:style-name="gr5" draw:text-style-name="P6" draw:layer="layout" svg:width="0.017cm" svg:height="0.022cm" svg:x="2.625cm" svg:y="11.397cm" svg:viewBox="0 0 18 23" draw:points="0,23 18,23 18,0 0,0">
          <text:p/>
        </draw:polygon>
        <draw:polygon draw:style-name="gr5" draw:text-style-name="P6" draw:layer="layout" svg:width="0.017cm" svg:height="0.017cm" svg:x="2.625cm" svg:y="11.397cm" svg:viewBox="0 0 18 18" draw:points="0,18 18,18 18,0 0,0">
          <text:p/>
        </draw:polygon>
        <draw:polygon draw:style-name="gr5" draw:text-style-name="P6" draw:layer="layout" svg:width="4.217cm" svg:height="0.017cm" svg:x="2.642cm" svg:y="11.397cm" svg:viewBox="0 0 4218 18" draw:points="0,18 4218,18 4218,0 0,0">
          <text:p/>
        </draw:polygon>
        <draw:polygon draw:style-name="gr8" draw:text-style-name="P9" draw:layer="layout" svg:width="4.217cm" svg:height="0.005cm" svg:x="2.642cm" svg:y="11.414cm" svg:viewBox="0 0 4218 6" draw:points="0,6 4218,6 4218,0 0,0">
          <text:p/>
        </draw:polygon>
        <draw:polygon draw:style-name="gr5" draw:text-style-name="P6" draw:layer="layout" svg:width="0.017cm" svg:height="0.005cm" svg:x="6.859cm" svg:y="11.414cm" svg:viewBox="0 0 18 6" draw:points="0,6 18,6 18,0 0,0">
          <text:p/>
        </draw:polygon>
        <draw:polygon draw:style-name="gr5" draw:text-style-name="P6" draw:layer="layout" svg:width="0.017cm" svg:height="0.017cm" svg:x="6.859cm" svg:y="11.397cm" svg:viewBox="0 0 18 18" draw:points="0,18 18,18 18,0 0,0">
          <text:p/>
        </draw:polygon>
        <draw:polygon draw:style-name="gr5" draw:text-style-name="P6" draw:layer="layout" svg:width="12.287cm" svg:height="0.017cm" svg:x="6.876cm" svg:y="11.397cm" svg:viewBox="0 0 12288 18" draw:points="0,18 12288,18 12288,0 0,0">
          <text:p/>
        </draw:polygon>
        <draw:polygon draw:style-name="gr8" draw:text-style-name="P9" draw:layer="layout" svg:width="12.287cm" svg:height="0.005cm" svg:x="6.876cm" svg:y="11.414cm" svg:viewBox="0 0 12288 6" draw:points="0,6 12288,6 12288,0 0,0">
          <text:p/>
        </draw:polygon>
        <draw:polygon draw:style-name="gr5" draw:text-style-name="P6" draw:layer="layout" svg:width="0.017cm" svg:height="0.022cm" svg:x="19.163cm" svg:y="11.397cm" svg:viewBox="0 0 18 23" draw:points="0,23 18,23 18,0 0,0">
          <text:p/>
        </draw:polygon>
        <draw:polygon draw:style-name="gr5" draw:text-style-name="P6" draw:layer="layout" svg:width="0.017cm" svg:height="0.017cm" svg:x="19.163cm" svg:y="11.397cm" svg:viewBox="0 0 18 18" draw:points="0,18 18,18 18,0 0,0">
          <text:p/>
        </draw:polygon>
        <draw:polygon draw:style-name="gr5" draw:text-style-name="P6" draw:layer="layout" svg:width="0.017cm" svg:height="0.63cm" svg:x="2.625cm" svg:y="11.419cm" svg:viewBox="0 0 18 631" draw:points="0,631 18,631 18,0 0,0">
          <text:p/>
        </draw:polygon>
        <draw:polygon draw:style-name="gr5" draw:text-style-name="P6" draw:layer="layout" svg:width="0.017cm" svg:height="0.63cm" svg:x="6.859cm" svg:y="11.419cm" svg:viewBox="0 0 18 631" draw:points="0,631 18,631 18,0 0,0">
          <text:p/>
        </draw:polygon>
        <draw:polygon draw:style-name="gr5" draw:text-style-name="P6" draw:layer="layout" svg:width="0.017cm" svg:height="0.63cm" svg:x="19.163cm" svg:y="11.419cm" svg:viewBox="0 0 18 631" draw:points="0,631 18,631 18,0 0,0">
          <text:p/>
        </draw:polygon>
        <draw:frame draw:style-name="gr2" draw:text-style-name="P3" draw:layer="layout" svg:width="0.388cm" svg:height="0.39cm" svg:x="8.181cm" svg:y="11.415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2.203cm" svg:height="0.319cm" svg:x="2.833cm" svg:y="12.133cm">
          <draw:text-box>
            <text:p text:style-name="P1"><text:span text:style-name="T9">Model Summary </text:span></text:p>
          </draw:text-box>
        </draw:frame>
        <draw:frame draw:style-name="gr2" draw:text-style-name="P3" draw:layer="layout" svg:width="0.388cm" svg:height="0.39cm" svg:x="5.038cm" svg:y="12.079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1.521cm" svg:height="0.319cm" svg:x="7.067cm" svg:y="12.133cm">
          <draw:text-box>
            <text:p text:style-name="P1"><text:span text:style-name="T9">Registers new customers into the Garage Management System, validating required detail </text:span></text:p>
          </draw:text-box>
        </draw:frame>
        <draw:polygon draw:style-name="gr5" draw:text-style-name="P6" draw:layer="layout" svg:width="0.017cm" svg:height="0.021cm" svg:x="2.625cm" svg:y="12.049cm" svg:viewBox="0 0 18 22" draw:points="0,22 18,22 18,0 0,0">
          <text:p/>
        </draw:polygon>
        <draw:polygon draw:style-name="gr5" draw:text-style-name="P6" draw:layer="layout" svg:width="4.217cm" svg:height="0.017cm" svg:x="2.642cm" svg:y="12.049cm" svg:viewBox="0 0 4218 18" draw:points="0,18 4218,18 4218,0 0,0">
          <text:p/>
        </draw:polygon>
        <draw:polygon draw:style-name="gr5" draw:text-style-name="P6" draw:layer="layout" svg:width="0.017cm" svg:height="0.021cm" svg:x="6.859cm" svg:y="12.049cm" svg:viewBox="0 0 18 22" draw:points="0,22 18,22 18,0 0,0">
          <text:p/>
        </draw:polygon>
        <draw:polygon draw:style-name="gr5" draw:text-style-name="P6" draw:layer="layout" svg:width="12.287cm" svg:height="0.017cm" svg:x="6.876cm" svg:y="12.049cm" svg:viewBox="0 0 12288 18" draw:points="0,18 12288,18 12288,0 0,0">
          <text:p/>
        </draw:polygon>
        <draw:polygon draw:style-name="gr5" draw:text-style-name="P6" draw:layer="layout" svg:width="0.017cm" svg:height="0.021cm" svg:x="19.163cm" svg:y="12.049cm" svg:viewBox="0 0 18 22" draw:points="0,22 18,22 18,0 0,0">
          <text:p/>
        </draw:polygon>
        <draw:polygon draw:style-name="gr5" draw:text-style-name="P6" draw:layer="layout" svg:width="0.017cm" svg:height="0.64cm" svg:x="2.625cm" svg:y="12.07cm" svg:viewBox="0 0 18 641" draw:points="0,641 18,641 18,0 0,0">
          <text:p/>
        </draw:polygon>
        <draw:polygon draw:style-name="gr5" draw:text-style-name="P6" draw:layer="layout" svg:width="0.017cm" svg:height="0.64cm" svg:x="6.859cm" svg:y="12.07cm" svg:viewBox="0 0 18 641" draw:points="0,641 18,641 18,0 0,0">
          <text:p/>
        </draw:polygon>
        <draw:polygon draw:style-name="gr5" draw:text-style-name="P6" draw:layer="layout" svg:width="0.017cm" svg:height="0.64cm" svg:x="19.163cm" svg:y="12.07cm" svg:viewBox="0 0 18 641" draw:points="0,641 18,641 18,0 0,0">
          <text:p/>
        </draw:polygon>
        <draw:frame draw:style-name="gr2" draw:text-style-name="P3" draw:layer="layout" svg:width="0.388cm" svg:height="0.39cm" svg:x="18.639cm" svg:y="12.079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.234cm" svg:height="0.319cm" svg:x="2.833cm" svg:y="12.794cm">
          <draw:text-box>
            <text:p text:style-name="P1"><text:span text:style-name="T9">Accuracy </text:span></text:p>
          </draw:text-box>
        </draw:frame>
        <draw:frame draw:style-name="gr2" draw:text-style-name="P3" draw:layer="layout" svg:width="0.388cm" svg:height="0.39cm" svg:x="4.065cm" svg:y="12.74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3.901cm" svg:height="0.319cm" svg:x="7.067cm" svg:y="12.794cm">
          <draw:text-box>
            <text:p text:style-name="P1"><text:span text:style-name="T9">Execution Success Rate – 98% </text:span></text:p>
          </draw:text-box>
        </draw:frame>
        <draw:frame draw:style-name="gr2" draw:text-style-name="P3" draw:layer="layout" svg:width="0.388cm" svg:height="0.39cm" svg:x="10.975cm" svg:y="12.74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7.36cm" svg:height="0.319cm" svg:x="7.067cm" svg:y="13.234cm">
          <draw:text-box>
            <text:p text:style-name="P1"><text:span text:style-name="T9">Validation – Manual test passed with expected behavior. </text:span></text:p>
          </draw:text-box>
        </draw:frame>
        <draw:polygon draw:style-name="gr5" draw:text-style-name="P6" draw:layer="layout" svg:width="0.017cm" svg:height="0.021cm" svg:x="2.625cm" svg:y="12.71cm" svg:viewBox="0 0 18 22" draw:points="0,22 18,22 18,0 0,0">
          <text:p/>
        </draw:polygon>
        <draw:polygon draw:style-name="gr5" draw:text-style-name="P6" draw:layer="layout" svg:width="4.217cm" svg:height="0.017cm" svg:x="2.642cm" svg:y="12.71cm" svg:viewBox="0 0 4218 18" draw:points="0,18 4218,18 4218,0 0,0">
          <text:p/>
        </draw:polygon>
        <draw:polygon draw:style-name="gr5" draw:text-style-name="P6" draw:layer="layout" svg:width="0.017cm" svg:height="0.021cm" svg:x="6.859cm" svg:y="12.71cm" svg:viewBox="0 0 18 22" draw:points="0,22 18,22 18,0 0,0">
          <text:p/>
        </draw:polygon>
        <draw:polygon draw:style-name="gr5" draw:text-style-name="P6" draw:layer="layout" svg:width="12.287cm" svg:height="0.017cm" svg:x="6.876cm" svg:y="12.71cm" svg:viewBox="0 0 12288 18" draw:points="0,18 12288,18 12288,0 0,0">
          <text:p/>
        </draw:polygon>
        <draw:polygon draw:style-name="gr5" draw:text-style-name="P6" draw:layer="layout" svg:width="0.017cm" svg:height="0.021cm" svg:x="19.163cm" svg:y="12.71cm" svg:viewBox="0 0 18 22" draw:points="0,22 18,22 18,0 0,0">
          <text:p/>
        </draw:polygon>
        <draw:polygon draw:style-name="gr5" draw:text-style-name="P6" draw:layer="layout" svg:width="0.017cm" svg:height="1.058cm" svg:x="2.625cm" svg:y="12.731cm" svg:viewBox="0 0 18 1059" draw:points="0,1059 18,1059 18,0 0,0">
          <text:p/>
        </draw:polygon>
        <draw:polygon draw:style-name="gr5" draw:text-style-name="P6" draw:layer="layout" svg:width="0.017cm" svg:height="1.058cm" svg:x="6.859cm" svg:y="12.731cm" svg:viewBox="0 0 18 1059" draw:points="0,1059 18,1059 18,0 0,0">
          <text:p/>
        </draw:polygon>
        <draw:polygon draw:style-name="gr5" draw:text-style-name="P6" draw:layer="layout" svg:width="0.017cm" svg:height="1.058cm" svg:x="19.163cm" svg:y="12.731cm" svg:viewBox="0 0 18 1059" draw:points="0,1059 18,1059 18,0 0,0">
          <text:p/>
        </draw:polygon>
        <draw:frame draw:style-name="gr2" draw:text-style-name="P3" draw:layer="layout" svg:width="0.388cm" svg:height="0.39cm" svg:x="14.455cm" svg:y="13.18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3.655cm" svg:height="0.319cm" svg:x="2.833cm" svg:y="13.873cm">
          <draw:text-box>
            <text:p text:style-name="P1"><text:span text:style-name="T9">Confidence Score (System R </text:span></text:p>
          </draw:text-box>
        </draw:frame>
        <draw:frame draw:style-name="gr2" draw:text-style-name="P3" draw:layer="layout" svg:width="0.388cm" svg:height="0.39cm" svg:x="6.495cm" svg:y="13.819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9.049cm" svg:height="0.319cm" svg:x="6.94cm" svg:y="13.873cm">
          <draw:text-box>
            <text:p text:style-name="P1"><text:span text:style-name="T9">eCliaobniflitdye)nce – 95% reliability based on multiple test scenarios. </text:span></text:p>
          </draw:text-box>
        </draw:frame>
        <draw:polygon draw:style-name="gr5" draw:text-style-name="P6" draw:layer="layout" svg:width="0.017cm" svg:height="0.021cm" svg:x="2.625cm" svg:y="13.789cm" svg:viewBox="0 0 18 22" draw:points="0,22 18,22 18,0 0,0">
          <text:p/>
        </draw:polygon>
        <draw:polygon draw:style-name="gr5" draw:text-style-name="P6" draw:layer="layout" svg:width="4.217cm" svg:height="0.017cm" svg:x="2.642cm" svg:y="13.789cm" svg:viewBox="0 0 4218 18" draw:points="0,18 4218,18 4218,0 0,0">
          <text:p/>
        </draw:polygon>
        <draw:polygon draw:style-name="gr5" draw:text-style-name="P6" draw:layer="layout" svg:width="0.017cm" svg:height="0.021cm" svg:x="6.859cm" svg:y="13.789cm" svg:viewBox="0 0 18 22" draw:points="0,22 18,22 18,0 0,0">
          <text:p/>
        </draw:polygon>
        <draw:polygon draw:style-name="gr5" draw:text-style-name="P6" draw:layer="layout" svg:width="12.287cm" svg:height="0.017cm" svg:x="6.876cm" svg:y="13.789cm" svg:viewBox="0 0 12288 18" draw:points="0,18 12288,18 12288,0 0,0">
          <text:p/>
        </draw:polygon>
        <draw:polygon draw:style-name="gr5" draw:text-style-name="P6" draw:layer="layout" svg:width="0.017cm" svg:height="0.021cm" svg:x="19.163cm" svg:y="13.789cm" svg:viewBox="0 0 18 22" draw:points="0,22 18,22 18,0 0,0">
          <text:p/>
        </draw:polygon>
        <draw:polygon draw:style-name="gr5" draw:text-style-name="P6" draw:layer="layout" svg:width="0.017cm" svg:height="0.636cm" svg:x="2.625cm" svg:y="13.81cm" svg:viewBox="0 0 18 637" draw:points="0,637 18,637 18,0 0,0">
          <text:p/>
        </draw:polygon>
        <draw:polygon draw:style-name="gr5" draw:text-style-name="P6" draw:layer="layout" svg:width="0.017cm" svg:height="0.017cm" svg:x="2.625cm" svg:y="14.445cm" svg:viewBox="0 0 18 18" draw:points="0,18 18,18 18,0 0,0">
          <text:p/>
        </draw:polygon>
        <draw:polygon draw:style-name="gr5" draw:text-style-name="P6" draw:layer="layout" svg:width="0.017cm" svg:height="0.017cm" svg:x="2.625cm" svg:y="14.445cm" svg:viewBox="0 0 18 18" draw:points="0,18 18,18 18,0 0,0">
          <text:p/>
        </draw:polygon>
        <draw:polygon draw:style-name="gr5" draw:text-style-name="P6" draw:layer="layout" svg:width="4.217cm" svg:height="0.017cm" svg:x="2.642cm" svg:y="14.445cm" svg:viewBox="0 0 4218 18" draw:points="0,18 4218,18 4218,0 0,0">
          <text:p/>
        </draw:polygon>
        <draw:polygon draw:style-name="gr5" draw:text-style-name="P6" draw:layer="layout" svg:width="0.017cm" svg:height="0.636cm" svg:x="6.859cm" svg:y="13.81cm" svg:viewBox="0 0 18 637" draw:points="0,637 18,637 18,0 0,0">
          <text:p/>
        </draw:polygon>
        <draw:polygon draw:style-name="gr5" draw:text-style-name="P6" draw:layer="layout" svg:width="0.017cm" svg:height="0.017cm" svg:x="6.859cm" svg:y="14.445cm" svg:viewBox="0 0 18 18" draw:points="0,18 18,18 18,0 0,0">
          <text:p/>
        </draw:polygon>
        <draw:polygon draw:style-name="gr5" draw:text-style-name="P6" draw:layer="layout" svg:width="12.287cm" svg:height="0.017cm" svg:x="6.876cm" svg:y="14.445cm" svg:viewBox="0 0 12288 18" draw:points="0,18 12288,18 12288,0 0,0">
          <text:p/>
        </draw:polygon>
        <draw:polygon draw:style-name="gr5" draw:text-style-name="P6" draw:layer="layout" svg:width="0.017cm" svg:height="0.636cm" svg:x="19.163cm" svg:y="13.81cm" svg:viewBox="0 0 18 637" draw:points="0,637 18,637 18,0 0,0">
          <text:p/>
        </draw:polygon>
        <draw:polygon draw:style-name="gr5" draw:text-style-name="P6" draw:layer="layout" svg:width="0.017cm" svg:height="0.017cm" svg:x="19.163cm" svg:y="14.445cm" svg:viewBox="0 0 18 18" draw:points="0,18 18,18 18,0 0,0">
          <text:p/>
        </draw:polygon>
        <draw:polygon draw:style-name="gr5" draw:text-style-name="P6" draw:layer="layout" svg:width="0.017cm" svg:height="0.017cm" svg:x="19.163cm" svg:y="14.445cm" svg:viewBox="0 0 18 18" draw:points="0,18 18,18 18,0 0,0">
          <text:p/>
        </draw:polygon>
        <draw:frame draw:style-name="gr2" draw:text-style-name="P3" draw:layer="layout" svg:width="0.388cm" svg:height="0.39cm" svg:x="16.027cm" svg:y="13.81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497cm" svg:x="2.511cm" svg:y="14.455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8cm" svg:height="0.39cm" svg:x="2.621cm" svg:y="14.53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5.895cm" svg:height="0.556cm" svg:x="2.511cm" svg:y="14.976cm">
          <draw:text-box>
            <text:p text:style-name="P1"><text:span text:style-name="T10">Vehicle Service Booking </text:span></text:p>
          </draw:text-box>
        </draw:frame>
        <draw:frame draw:style-name="gr2" draw:text-style-name="P3" draw:layer="layout" svg:width="0.388cm" svg:height="0.39cm" svg:x="8.388cm" svg:y="15.13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556cm" svg:x="2.511cm" svg:y="15.501cm">
          <draw:text-box>
            <text:p text:style-name="P1"><text:span text:style-name="T10"><text:s/></text:span></text:p>
          </draw:text-box>
        </draw:frame>
        <draw:polygon draw:style-name="gr8" draw:text-style-name="P9" draw:layer="layout" svg:width="4.217cm" svg:height="0.636cm" svg:x="2.638cm" svg:y="16.114cm" svg:viewBox="0 0 4218 637" draw:points="0,637 4218,637 4218,0 0,0">
          <text:p/>
        </draw:polygon>
        <draw:polygon draw:style-name="gr8" draw:text-style-name="P9" draw:layer="layout" svg:width="3.954cm" svg:height="0.394cm" svg:x="2.705cm" svg:y="16.118cm" svg:viewBox="0 0 3955 395" draw:points="0,395 3955,395 3955,0 0,0">
          <text:p/>
        </draw:polygon>
        <draw:frame draw:style-name="gr2" draw:text-style-name="P3" draw:layer="layout" svg:width="0.388cm" svg:height="0.39cm" svg:x="2.647cm" svg:y="15.657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.649cm" svg:height="0.357cm" svg:x="2.833cm" svg:y="16.119cm">
          <draw:text-box>
            <text:p text:style-name="P1"><text:span text:style-name="T8">Parameter </text:span></text:p>
          </draw:text-box>
        </draw:frame>
        <draw:polygon draw:style-name="gr8" draw:text-style-name="P9" draw:layer="layout" svg:width="12.376cm" svg:height="0.636cm" svg:x="6.872cm" svg:y="16.114cm" svg:viewBox="0 0 12377 637" draw:points="0,637 12377,637 12377,0 0,0">
          <text:p/>
        </draw:polygon>
        <draw:polygon draw:style-name="gr8" draw:text-style-name="P9" draw:layer="layout" svg:width="12.113cm" svg:height="0.394cm" svg:x="6.94cm" svg:y="16.118cm" svg:viewBox="0 0 12114 395" draw:points="0,395 12114,395 12114,0 0,0">
          <text:p/>
        </draw:polygon>
        <draw:frame draw:style-name="gr2" draw:text-style-name="P3" draw:layer="layout" svg:width="0.388cm" svg:height="0.39cm" svg:x="4.475cm" svg:y="16.115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.12cm" svg:height="0.357cm" svg:x="7.067cm" svg:y="16.119cm">
          <draw:text-box>
            <text:p text:style-name="P1"><text:span text:style-name="T8">Values </text:span></text:p>
          </draw:text-box>
        </draw:frame>
        <draw:polygon draw:style-name="gr5" draw:text-style-name="P6" draw:layer="layout" svg:width="0.017cm" svg:height="0.021cm" svg:x="2.625cm" svg:y="16.097cm" svg:viewBox="0 0 18 22" draw:points="0,22 18,22 18,0 0,0">
          <text:p/>
        </draw:polygon>
        <draw:polygon draw:style-name="gr5" draw:text-style-name="P6" draw:layer="layout" svg:width="0.017cm" svg:height="0.017cm" svg:x="2.625cm" svg:y="16.097cm" svg:viewBox="0 0 18 18" draw:points="0,18 18,18 18,0 0,0">
          <text:p/>
        </draw:polygon>
        <draw:polygon draw:style-name="gr5" draw:text-style-name="P6" draw:layer="layout" svg:width="4.217cm" svg:height="0.017cm" svg:x="2.642cm" svg:y="16.097cm" svg:viewBox="0 0 4218 18" draw:points="0,18 4218,18 4218,0 0,0">
          <text:p/>
        </draw:polygon>
        <draw:polygon draw:style-name="gr8" draw:text-style-name="P9" draw:layer="layout" svg:width="4.217cm" svg:height="0.004cm" svg:x="2.642cm" svg:y="16.114cm" svg:viewBox="0 0 4218 5" draw:points="0,5 4218,5 4218,0 0,0">
          <text:p/>
        </draw:polygon>
        <draw:polygon draw:style-name="gr5" draw:text-style-name="P6" draw:layer="layout" svg:width="0.017cm" svg:height="0.004cm" svg:x="6.859cm" svg:y="16.114cm" svg:viewBox="0 0 18 5" draw:points="0,5 18,5 18,0 0,0">
          <text:p/>
        </draw:polygon>
        <draw:polygon draw:style-name="gr5" draw:text-style-name="P6" draw:layer="layout" svg:width="0.017cm" svg:height="0.017cm" svg:x="6.859cm" svg:y="16.097cm" svg:viewBox="0 0 18 18" draw:points="0,18 18,18 18,0 0,0">
          <text:p/>
        </draw:polygon>
        <draw:polygon draw:style-name="gr5" draw:text-style-name="P6" draw:layer="layout" svg:width="12.372cm" svg:height="0.017cm" svg:x="6.876cm" svg:y="16.097cm" svg:viewBox="0 0 12373 18" draw:points="0,18 12373,18 12373,0 0,0">
          <text:p/>
        </draw:polygon>
        <draw:polygon draw:style-name="gr8" draw:text-style-name="P9" draw:layer="layout" svg:width="12.372cm" svg:height="0.004cm" svg:x="6.876cm" svg:y="16.114cm" svg:viewBox="0 0 12373 5" draw:points="0,5 12373,5 12373,0 0,0">
          <text:p/>
        </draw:polygon>
        <draw:polygon draw:style-name="gr5" draw:text-style-name="P6" draw:layer="layout" svg:width="0.017cm" svg:height="0.021cm" svg:x="19.248cm" svg:y="16.097cm" svg:viewBox="0 0 18 22" draw:points="0,22 18,22 18,0 0,0">
          <text:p/>
        </draw:polygon>
        <draw:polygon draw:style-name="gr5" draw:text-style-name="P6" draw:layer="layout" svg:width="0.017cm" svg:height="0.017cm" svg:x="19.248cm" svg:y="16.097cm" svg:viewBox="0 0 18 18" draw:points="0,18 18,18 18,0 0,0">
          <text:p/>
        </draw:polygon>
        <draw:polygon draw:style-name="gr5" draw:text-style-name="P6" draw:layer="layout" svg:width="0.017cm" svg:height="0.631cm" svg:x="2.625cm" svg:y="16.118cm" svg:viewBox="0 0 18 632" draw:points="0,632 18,632 18,0 0,0">
          <text:p/>
        </draw:polygon>
        <draw:polygon draw:style-name="gr5" draw:text-style-name="P6" draw:layer="layout" svg:width="0.017cm" svg:height="0.631cm" svg:x="6.859cm" svg:y="16.118cm" svg:viewBox="0 0 18 632" draw:points="0,632 18,632 18,0 0,0">
          <text:p/>
        </draw:polygon>
        <draw:polygon draw:style-name="gr5" draw:text-style-name="P6" draw:layer="layout" svg:width="0.017cm" svg:height="0.631cm" svg:x="19.248cm" svg:y="16.118cm" svg:viewBox="0 0 18 632" draw:points="0,632 18,632 18,0 0,0">
          <text:p/>
        </draw:polygon>
        <draw:frame draw:style-name="gr2" draw:text-style-name="P3" draw:layer="layout" svg:width="0.388cm" svg:height="0.39cm" svg:x="8.181cm" svg:y="16.115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2.203cm" svg:height="0.319cm" svg:x="2.833cm" svg:y="16.833cm">
          <draw:text-box>
            <text:p text:style-name="P1"><text:span text:style-name="T9">Model Summary </text:span></text:p>
          </draw:text-box>
        </draw:frame>
        <draw:frame draw:style-name="gr2" draw:text-style-name="P3" draw:layer="layout" svg:width="0.388cm" svg:height="0.39cm" svg:x="5.038cm" svg:y="16.779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1.432cm" svg:height="0.319cm" svg:x="7.067cm" svg:y="16.833cm">
          <draw:text-box>
            <text:p text:style-name="P1"><text:span text:style-name="T9">Enables customers or service managers to create new service bookings, assign mechanic </text:span></text:p>
          </draw:text-box>
        </draw:frame>
        <draw:polygon draw:style-name="gr5" draw:text-style-name="P6" draw:layer="layout" svg:width="0.017cm" svg:height="0.021cm" svg:x="2.625cm" svg:y="16.749cm" svg:viewBox="0 0 18 22" draw:points="0,22 18,22 18,0 0,0">
          <text:p/>
        </draw:polygon>
        <draw:polygon draw:style-name="gr5" draw:text-style-name="P6" draw:layer="layout" svg:width="4.217cm" svg:height="0.017cm" svg:x="2.642cm" svg:y="16.749cm" svg:viewBox="0 0 4218 18" draw:points="0,18 4218,18 4218,0 0,0">
          <text:p/>
        </draw:polygon>
        <draw:polygon draw:style-name="gr5" draw:text-style-name="P6" draw:layer="layout" svg:width="0.017cm" svg:height="0.021cm" svg:x="6.859cm" svg:y="16.749cm" svg:viewBox="0 0 18 22" draw:points="0,22 18,22 18,0 0,0">
          <text:p/>
        </draw:polygon>
        <draw:polygon draw:style-name="gr5" draw:text-style-name="P6" draw:layer="layout" svg:width="12.372cm" svg:height="0.017cm" svg:x="6.876cm" svg:y="16.749cm" svg:viewBox="0 0 12373 18" draw:points="0,18 12373,18 12373,0 0,0">
          <text:p/>
        </draw:polygon>
        <draw:polygon draw:style-name="gr5" draw:text-style-name="P6" draw:layer="layout" svg:width="0.017cm" svg:height="0.021cm" svg:x="19.248cm" svg:y="16.749cm" svg:viewBox="0 0 18 22" draw:points="0,22 18,22 18,0 0,0">
          <text:p/>
        </draw:polygon>
        <draw:polygon draw:style-name="gr5" draw:text-style-name="P6" draw:layer="layout" svg:width="0.017cm" svg:height="0.639cm" svg:x="2.625cm" svg:y="16.77cm" svg:viewBox="0 0 18 640" draw:points="0,640 18,640 18,0 0,0">
          <text:p/>
        </draw:polygon>
        <draw:polygon draw:style-name="gr5" draw:text-style-name="P6" draw:layer="layout" svg:width="0.017cm" svg:height="0.639cm" svg:x="6.859cm" svg:y="16.77cm" svg:viewBox="0 0 18 640" draw:points="0,640 18,640 18,0 0,0">
          <text:p/>
        </draw:polygon>
        <draw:polygon draw:style-name="gr5" draw:text-style-name="P6" draw:layer="layout" svg:width="0.017cm" svg:height="0.639cm" svg:x="19.248cm" svg:y="16.77cm" svg:viewBox="0 0 18 640" draw:points="0,640 18,640 18,0 0,0">
          <text:p/>
        </draw:polygon>
        <draw:frame draw:style-name="gr2" draw:text-style-name="P3" draw:layer="layout" svg:width="0.388cm" svg:height="0.39cm" svg:x="18.529cm" svg:y="16.779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.234cm" svg:height="0.319cm" svg:x="2.833cm" svg:y="17.494cm">
          <draw:text-box>
            <text:p text:style-name="P1"><text:span text:style-name="T9">Accuracy </text:span></text:p>
          </draw:text-box>
        </draw:frame>
        <draw:frame draw:style-name="gr2" draw:text-style-name="P3" draw:layer="layout" svg:width="0.388cm" svg:height="0.39cm" svg:x="4.065cm" svg:y="17.44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3.901cm" svg:height="0.319cm" svg:x="7.067cm" svg:y="17.494cm">
          <draw:text-box>
            <text:p text:style-name="P1"><text:span text:style-name="T9">Execution Success Rate – 98% </text:span></text:p>
          </draw:text-box>
        </draw:frame>
        <draw:frame draw:style-name="gr2" draw:text-style-name="P3" draw:layer="layout" svg:width="0.388cm" svg:height="0.39cm" svg:x="10.975cm" svg:y="17.44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7.36cm" svg:height="0.319cm" svg:x="7.067cm" svg:y="17.934cm">
          <draw:text-box>
            <text:p text:style-name="P1"><text:span text:style-name="T9">Validation – Manual test passed with expected behavior. </text:span></text:p>
          </draw:text-box>
        </draw:frame>
        <draw:polygon draw:style-name="gr5" draw:text-style-name="P6" draw:layer="layout" svg:width="0.017cm" svg:height="0.022cm" svg:x="2.625cm" svg:y="17.409cm" svg:viewBox="0 0 18 23" draw:points="0,23 18,23 18,0 0,0">
          <text:p/>
        </draw:polygon>
        <draw:polygon draw:style-name="gr5" draw:text-style-name="P6" draw:layer="layout" svg:width="4.217cm" svg:height="0.017cm" svg:x="2.642cm" svg:y="17.409cm" svg:viewBox="0 0 4218 18" draw:points="0,18 4218,18 4218,0 0,0">
          <text:p/>
        </draw:polygon>
        <draw:polygon draw:style-name="gr5" draw:text-style-name="P6" draw:layer="layout" svg:width="0.017cm" svg:height="0.022cm" svg:x="6.859cm" svg:y="17.409cm" svg:viewBox="0 0 18 23" draw:points="0,23 18,23 18,0 0,0">
          <text:p/>
        </draw:polygon>
        <draw:polygon draw:style-name="gr5" draw:text-style-name="P6" draw:layer="layout" svg:width="12.372cm" svg:height="0.017cm" svg:x="6.876cm" svg:y="17.409cm" svg:viewBox="0 0 12373 18" draw:points="0,18 12373,18 12373,0 0,0">
          <text:p/>
        </draw:polygon>
        <draw:polygon draw:style-name="gr5" draw:text-style-name="P6" draw:layer="layout" svg:width="0.017cm" svg:height="0.022cm" svg:x="19.248cm" svg:y="17.409cm" svg:viewBox="0 0 18 23" draw:points="0,23 18,23 18,0 0,0">
          <text:p/>
        </draw:polygon>
        <draw:polygon draw:style-name="gr5" draw:text-style-name="P6" draw:layer="layout" svg:width="0.017cm" svg:height="1.058cm" svg:x="2.625cm" svg:y="17.431cm" svg:viewBox="0 0 18 1059" draw:points="0,1059 18,1059 18,0 0,0">
          <text:p/>
        </draw:polygon>
        <draw:polygon draw:style-name="gr5" draw:text-style-name="P6" draw:layer="layout" svg:width="0.017cm" svg:height="1.058cm" svg:x="6.859cm" svg:y="17.431cm" svg:viewBox="0 0 18 1059" draw:points="0,1059 18,1059 18,0 0,0">
          <text:p/>
        </draw:polygon>
        <draw:polygon draw:style-name="gr5" draw:text-style-name="P6" draw:layer="layout" svg:width="0.017cm" svg:height="1.058cm" svg:x="19.248cm" svg:y="17.431cm" svg:viewBox="0 0 18 1059" draw:points="0,1059 18,1059 18,0 0,0">
          <text:p/>
        </draw:polygon>
        <draw:frame draw:style-name="gr2" draw:text-style-name="P3" draw:layer="layout" svg:width="0.388cm" svg:height="0.39cm" svg:x="14.455cm" svg:y="17.88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3.655cm" svg:height="0.319cm" svg:x="2.833cm" svg:y="18.573cm">
          <draw:text-box>
            <text:p text:style-name="P1"><text:span text:style-name="T9">Confidence Score (System R </text:span></text:p>
          </draw:text-box>
        </draw:frame>
        <draw:frame draw:style-name="gr2" draw:text-style-name="P3" draw:layer="layout" svg:width="0.388cm" svg:height="0.39cm" svg:x="6.495cm" svg:y="18.519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8.689cm" svg:height="0.319cm" svg:x="6.94cm" svg:y="18.573cm">
          <draw:text-box>
            <text:p text:style-name="P1"><text:span text:style-name="T9">eCliaobniflitdye)nce – 95% process success rate based on test runs. </text:span></text:p>
          </draw:text-box>
        </draw:frame>
        <draw:polygon draw:style-name="gr5" draw:text-style-name="P6" draw:layer="layout" svg:width="0.017cm" svg:height="0.021cm" svg:x="2.625cm" svg:y="18.489cm" svg:viewBox="0 0 18 22" draw:points="0,22 18,22 18,0 0,0">
          <text:p/>
        </draw:polygon>
        <draw:polygon draw:style-name="gr5" draw:text-style-name="P6" draw:layer="layout" svg:width="4.217cm" svg:height="0.017cm" svg:x="2.642cm" svg:y="18.489cm" svg:viewBox="0 0 4218 18" draw:points="0,18 4218,18 4218,0 0,0">
          <text:p/>
        </draw:polygon>
        <draw:polygon draw:style-name="gr5" draw:text-style-name="P6" draw:layer="layout" svg:width="0.017cm" svg:height="0.021cm" svg:x="6.859cm" svg:y="18.489cm" svg:viewBox="0 0 18 22" draw:points="0,22 18,22 18,0 0,0">
          <text:p/>
        </draw:polygon>
        <draw:polygon draw:style-name="gr5" draw:text-style-name="P6" draw:layer="layout" svg:width="12.372cm" svg:height="0.017cm" svg:x="6.876cm" svg:y="18.489cm" svg:viewBox="0 0 12373 18" draw:points="0,18 12373,18 12373,0 0,0">
          <text:p/>
        </draw:polygon>
        <draw:polygon draw:style-name="gr5" draw:text-style-name="P6" draw:layer="layout" svg:width="0.017cm" svg:height="0.021cm" svg:x="19.248cm" svg:y="18.489cm" svg:viewBox="0 0 18 22" draw:points="0,22 18,22 18,0 0,0">
          <text:p/>
        </draw:polygon>
        <draw:polygon draw:style-name="gr5" draw:text-style-name="P6" draw:layer="layout" svg:width="0.017cm" svg:height="0.636cm" svg:x="2.625cm" svg:y="18.51cm" svg:viewBox="0 0 18 637" draw:points="0,637 18,637 18,0 0,0">
          <text:p/>
        </draw:polygon>
        <draw:polygon draw:style-name="gr5" draw:text-style-name="P6" draw:layer="layout" svg:width="0.017cm" svg:height="0.017cm" svg:x="2.625cm" svg:y="19.145cm" svg:viewBox="0 0 18 18" draw:points="0,18 18,18 18,0 0,0">
          <text:p/>
        </draw:polygon>
        <draw:polygon draw:style-name="gr5" draw:text-style-name="P6" draw:layer="layout" svg:width="0.017cm" svg:height="0.017cm" svg:x="2.625cm" svg:y="19.145cm" svg:viewBox="0 0 18 18" draw:points="0,18 18,18 18,0 0,0">
          <text:p/>
        </draw:polygon>
        <draw:polygon draw:style-name="gr5" draw:text-style-name="P6" draw:layer="layout" svg:width="4.217cm" svg:height="0.017cm" svg:x="2.642cm" svg:y="19.145cm" svg:viewBox="0 0 4218 18" draw:points="0,18 4218,18 4218,0 0,0">
          <text:p/>
        </draw:polygon>
        <draw:polygon draw:style-name="gr5" draw:text-style-name="P6" draw:layer="layout" svg:width="0.017cm" svg:height="0.636cm" svg:x="6.859cm" svg:y="18.51cm" svg:viewBox="0 0 18 637" draw:points="0,637 18,637 18,0 0,0">
          <text:p/>
        </draw:polygon>
        <draw:polygon draw:style-name="gr5" draw:text-style-name="P6" draw:layer="layout" svg:width="0.017cm" svg:height="0.017cm" svg:x="6.859cm" svg:y="19.145cm" svg:viewBox="0 0 18 18" draw:points="0,18 18,18 18,0 0,0">
          <text:p/>
        </draw:polygon>
        <draw:polygon draw:style-name="gr5" draw:text-style-name="P6" draw:layer="layout" svg:width="12.372cm" svg:height="0.017cm" svg:x="6.876cm" svg:y="19.145cm" svg:viewBox="0 0 12373 18" draw:points="0,18 12373,18 12373,0 0,0">
          <text:p/>
        </draw:polygon>
        <draw:polygon draw:style-name="gr5" draw:text-style-name="P6" draw:layer="layout" svg:width="0.017cm" svg:height="0.636cm" svg:x="19.248cm" svg:y="18.51cm" svg:viewBox="0 0 18 637" draw:points="0,637 18,637 18,0 0,0">
          <text:p/>
        </draw:polygon>
        <draw:polygon draw:style-name="gr5" draw:text-style-name="P6" draw:layer="layout" svg:width="0.017cm" svg:height="0.017cm" svg:x="19.248cm" svg:y="19.145cm" svg:viewBox="0 0 18 18" draw:points="0,18 18,18 18,0 0,0">
          <text:p/>
        </draw:polygon>
        <draw:polygon draw:style-name="gr5" draw:text-style-name="P6" draw:layer="layout" svg:width="0.017cm" svg:height="0.017cm" svg:x="19.248cm" svg:y="19.145cm" svg:viewBox="0 0 18 18" draw:points="0,18 18,18 18,0 0,0">
          <text:p/>
        </draw:polygon>
        <draw:frame draw:style-name="gr2" draw:text-style-name="P3" draw:layer="layout" svg:width="0.388cm" svg:height="0.39cm" svg:x="15.662cm" svg:y="18.51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556cm" svg:x="2.511cm" svg:y="19.078cm">
          <draw:text-box>
            <text:p text:style-name="P1"><text:span text:style-name="T10"><text:s/></text:span></text:p>
          </draw:text-box>
        </draw:frame>
        <draw:frame draw:style-name="gr2" draw:text-style-name="P3" draw:layer="layout" svg:width="0.388cm" svg:height="0.39cm" svg:x="2.647cm" svg:y="19.23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7.084cm" svg:height="0.497cm" svg:x="2.511cm" svg:y="19.773cm">
          <draw:text-box>
            <text:p text:style-name="P1"><text:span text:style-name="T1">Inventory and Spare Parts Update </text:span></text:p>
          </draw:text-box>
        </draw:frame>
        <draw:frame draw:style-name="gr2" draw:text-style-name="P3" draw:layer="layout" svg:width="0.388cm" svg:height="0.39cm" svg:x="9.569cm" svg:y="19.85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497cm" svg:x="2.511cm" svg:y="20.315cm">
          <draw:text-box>
            <text:p text:style-name="P1"><text:span text:style-name="T1"><text:s/></text:span></text:p>
          </draw:text-box>
        </draw:frame>
        <draw:polygon draw:style-name="gr8" draw:text-style-name="P9" draw:layer="layout" svg:width="4.217cm" svg:height="0.636cm" svg:x="2.638cm" svg:y="20.851cm" svg:viewBox="0 0 4218 637" draw:points="0,637 4218,637 4218,0 0,0">
          <text:p/>
        </draw:polygon>
        <draw:polygon draw:style-name="gr8" draw:text-style-name="P9" draw:layer="layout" svg:width="3.954cm" svg:height="0.394cm" svg:x="2.705cm" svg:y="20.855cm" svg:viewBox="0 0 3955 395" draw:points="0,395 3955,395 3955,0 0,0">
          <text:p/>
        </draw:polygon>
        <draw:frame draw:style-name="gr2" draw:text-style-name="P3" draw:layer="layout" svg:width="0.388cm" svg:height="0.39cm" svg:x="2.621cm" svg:y="20.394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.649cm" svg:height="0.357cm" svg:x="2.833cm" svg:y="20.856cm">
          <draw:text-box>
            <text:p text:style-name="P1"><text:span text:style-name="T8">Parameter </text:span></text:p>
          </draw:text-box>
        </draw:frame>
        <draw:polygon draw:style-name="gr8" draw:text-style-name="P9" draw:layer="layout" svg:width="12.35cm" svg:height="0.636cm" svg:x="6.872cm" svg:y="20.851cm" svg:viewBox="0 0 12351 637" draw:points="0,637 12351,637 12351,0 0,0">
          <text:p/>
        </draw:polygon>
        <draw:polygon draw:style-name="gr8" draw:text-style-name="P9" draw:layer="layout" svg:width="12.088cm" svg:height="0.394cm" svg:x="6.94cm" svg:y="20.855cm" svg:viewBox="0 0 12089 395" draw:points="0,395 12089,395 12089,0 0,0">
          <text:p/>
        </draw:polygon>
        <draw:frame draw:style-name="gr2" draw:text-style-name="P3" draw:layer="layout" svg:width="0.388cm" svg:height="0.39cm" svg:x="4.475cm" svg:y="20.852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.12cm" svg:height="0.357cm" svg:x="7.067cm" svg:y="20.856cm">
          <draw:text-box>
            <text:p text:style-name="P1"><text:span text:style-name="T8">Values </text:span></text:p>
          </draw:text-box>
        </draw:frame>
        <draw:polygon draw:style-name="gr5" draw:text-style-name="P6" draw:layer="layout" svg:width="0.017cm" svg:height="0.021cm" svg:x="2.625cm" svg:y="20.834cm" svg:viewBox="0 0 18 22" draw:points="0,22 18,22 18,0 0,0">
          <text:p/>
        </draw:polygon>
        <draw:polygon draw:style-name="gr5" draw:text-style-name="P6" draw:layer="layout" svg:width="0.017cm" svg:height="0.017cm" svg:x="2.625cm" svg:y="20.834cm" svg:viewBox="0 0 18 18" draw:points="0,18 18,18 18,0 0,0">
          <text:p/>
        </draw:polygon>
        <draw:polygon draw:style-name="gr5" draw:text-style-name="P6" draw:layer="layout" svg:width="4.217cm" svg:height="0.017cm" svg:x="2.642cm" svg:y="20.834cm" svg:viewBox="0 0 4218 18" draw:points="0,18 4218,18 4218,0 0,0">
          <text:p/>
        </draw:polygon>
        <draw:polygon draw:style-name="gr8" draw:text-style-name="P9" draw:layer="layout" svg:width="4.217cm" svg:height="0.004cm" svg:x="2.642cm" svg:y="20.851cm" svg:viewBox="0 0 4218 5" draw:points="0,5 4218,5 4218,0 0,0">
          <text:p/>
        </draw:polygon>
        <draw:polygon draw:style-name="gr5" draw:text-style-name="P6" draw:layer="layout" svg:width="0.017cm" svg:height="0.004cm" svg:x="6.859cm" svg:y="20.851cm" svg:viewBox="0 0 18 5" draw:points="0,5 18,5 18,0 0,0">
          <text:p/>
        </draw:polygon>
        <draw:polygon draw:style-name="gr5" draw:text-style-name="P6" draw:layer="layout" svg:width="0.017cm" svg:height="0.017cm" svg:x="6.859cm" svg:y="20.834cm" svg:viewBox="0 0 18 18" draw:points="0,18 18,18 18,0 0,0">
          <text:p/>
        </draw:polygon>
        <draw:polygon draw:style-name="gr5" draw:text-style-name="P6" draw:layer="layout" svg:width="12.346cm" svg:height="0.017cm" svg:x="6.876cm" svg:y="20.834cm" svg:viewBox="0 0 12347 18" draw:points="0,18 12347,18 12347,0 0,0">
          <text:p/>
        </draw:polygon>
        <draw:polygon draw:style-name="gr8" draw:text-style-name="P9" draw:layer="layout" svg:width="12.346cm" svg:height="0.004cm" svg:x="6.876cm" svg:y="20.851cm" svg:viewBox="0 0 12347 5" draw:points="0,5 12347,5 12347,0 0,0">
          <text:p/>
        </draw:polygon>
        <draw:polygon draw:style-name="gr5" draw:text-style-name="P6" draw:layer="layout" svg:width="0.017cm" svg:height="0.021cm" svg:x="19.222cm" svg:y="20.834cm" svg:viewBox="0 0 18 22" draw:points="0,22 18,22 18,0 0,0">
          <text:p/>
        </draw:polygon>
        <draw:polygon draw:style-name="gr5" draw:text-style-name="P6" draw:layer="layout" svg:width="0.017cm" svg:height="0.017cm" svg:x="19.222cm" svg:y="20.834cm" svg:viewBox="0 0 18 18" draw:points="0,18 18,18 18,0 0,0">
          <text:p/>
        </draw:polygon>
        <draw:polygon draw:style-name="gr5" draw:text-style-name="P6" draw:layer="layout" svg:width="0.017cm" svg:height="0.631cm" svg:x="2.625cm" svg:y="20.855cm" svg:viewBox="0 0 18 632" draw:points="0,632 18,632 18,0 0,0">
          <text:p/>
        </draw:polygon>
        <draw:polygon draw:style-name="gr5" draw:text-style-name="P6" draw:layer="layout" svg:width="0.017cm" svg:height="0.631cm" svg:x="6.859cm" svg:y="20.855cm" svg:viewBox="0 0 18 632" draw:points="0,632 18,632 18,0 0,0">
          <text:p/>
        </draw:polygon>
        <draw:polygon draw:style-name="gr5" draw:text-style-name="P6" draw:layer="layout" svg:width="0.017cm" svg:height="0.631cm" svg:x="19.222cm" svg:y="20.855cm" svg:viewBox="0 0 18 632" draw:points="0,632 18,632 18,0 0,0">
          <text:p/>
        </draw:polygon>
        <draw:frame draw:style-name="gr2" draw:text-style-name="P3" draw:layer="layout" svg:width="0.388cm" svg:height="0.39cm" svg:x="8.181cm" svg:y="20.852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2.203cm" svg:height="0.319cm" svg:x="2.833cm" svg:y="21.57cm">
          <draw:text-box>
            <text:p text:style-name="P1"><text:span text:style-name="T9">Model Summary </text:span></text:p>
          </draw:text-box>
        </draw:frame>
        <draw:frame draw:style-name="gr2" draw:text-style-name="P3" draw:layer="layout" svg:width="0.388cm" svg:height="0.39cm" svg:x="5.038cm" svg:y="21.516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1.39cm" svg:height="0.319cm" svg:x="7.067cm" svg:y="21.57cm">
          <draw:text-box>
            <text:p text:style-name="P1"><text:span text:style-name="T9">Updates spare parts stock levels after each repair or service task. Ensures that low-stock </text:span></text:p>
          </draw:text-box>
        </draw:frame>
        <draw:polygon draw:style-name="gr5" draw:text-style-name="P6" draw:layer="layout" svg:width="0.017cm" svg:height="0.021cm" svg:x="2.625cm" svg:y="21.486cm" svg:viewBox="0 0 18 22" draw:points="0,22 18,22 18,0 0,0">
          <text:p/>
        </draw:polygon>
        <draw:polygon draw:style-name="gr5" draw:text-style-name="P6" draw:layer="layout" svg:width="4.217cm" svg:height="0.017cm" svg:x="2.642cm" svg:y="21.486cm" svg:viewBox="0 0 4218 18" draw:points="0,18 4218,18 4218,0 0,0">
          <text:p/>
        </draw:polygon>
        <draw:polygon draw:style-name="gr5" draw:text-style-name="P6" draw:layer="layout" svg:width="0.017cm" svg:height="0.021cm" svg:x="6.859cm" svg:y="21.486cm" svg:viewBox="0 0 18 22" draw:points="0,22 18,22 18,0 0,0">
          <text:p/>
        </draw:polygon>
        <draw:polygon draw:style-name="gr5" draw:text-style-name="P6" draw:layer="layout" svg:width="12.346cm" svg:height="0.017cm" svg:x="6.876cm" svg:y="21.486cm" svg:viewBox="0 0 12347 18" draw:points="0,18 12347,18 12347,0 0,0">
          <text:p/>
        </draw:polygon>
        <draw:polygon draw:style-name="gr5" draw:text-style-name="P6" draw:layer="layout" svg:width="0.017cm" svg:height="0.021cm" svg:x="19.222cm" svg:y="21.486cm" svg:viewBox="0 0 18 22" draw:points="0,22 18,22 18,0 0,0">
          <text:p/>
        </draw:polygon>
        <draw:polygon draw:style-name="gr5" draw:text-style-name="P6" draw:layer="layout" svg:width="0.017cm" svg:height="0.64cm" svg:x="2.625cm" svg:y="21.508cm" svg:viewBox="0 0 18 641" draw:points="0,641 18,641 18,0 0,0">
          <text:p/>
        </draw:polygon>
        <draw:polygon draw:style-name="gr5" draw:text-style-name="P6" draw:layer="layout" svg:width="0.017cm" svg:height="0.64cm" svg:x="6.859cm" svg:y="21.508cm" svg:viewBox="0 0 18 641" draw:points="0,641 18,641 18,0 0,0">
          <text:p/>
        </draw:polygon>
        <draw:polygon draw:style-name="gr5" draw:text-style-name="P6" draw:layer="layout" svg:width="0.017cm" svg:height="0.64cm" svg:x="19.222cm" svg:y="21.508cm" svg:viewBox="0 0 18 641" draw:points="0,641 18,641 18,0 0,0">
          <text:p/>
        </draw:polygon>
        <draw:frame draw:style-name="gr2" draw:text-style-name="P3" draw:layer="layout" svg:width="0.388cm" svg:height="0.39cm" svg:x="18.503cm" svg:y="21.516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.234cm" svg:height="0.319cm" svg:x="2.833cm" svg:y="22.232cm">
          <draw:text-box>
            <text:p text:style-name="P1"><text:span text:style-name="T9">Accuracy </text:span></text:p>
          </draw:text-box>
        </draw:frame>
        <draw:frame draw:style-name="gr2" draw:text-style-name="P3" draw:layer="layout" svg:width="0.388cm" svg:height="0.39cm" svg:x="4.065cm" svg:y="22.178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3.901cm" svg:height="0.319cm" svg:x="7.067cm" svg:y="22.232cm">
          <draw:text-box>
            <text:p text:style-name="P1"><text:span text:style-name="T9">Execution Success Rate – 97% </text:span></text:p>
          </draw:text-box>
        </draw:frame>
        <draw:frame draw:style-name="gr2" draw:text-style-name="P3" draw:layer="layout" svg:width="0.388cm" svg:height="0.39cm" svg:x="10.975cm" svg:y="22.178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0.458cm" svg:height="0.319cm" svg:x="7.067cm" svg:y="22.672cm">
          <draw:text-box>
            <text:p text:style-name="P1"><text:span text:style-name="T9">Validation – Manual and automated tests confirm consistent inventory behavior. </text:span></text:p>
          </draw:text-box>
        </draw:frame>
        <draw:polygon draw:style-name="gr5" draw:text-style-name="P6" draw:layer="layout" svg:width="0.017cm" svg:height="0.021cm" svg:x="2.625cm" svg:y="22.148cm" svg:viewBox="0 0 18 22" draw:points="0,22 18,22 18,0 0,0">
          <text:p/>
        </draw:polygon>
        <draw:polygon draw:style-name="gr5" draw:text-style-name="P6" draw:layer="layout" svg:width="4.217cm" svg:height="0.017cm" svg:x="2.642cm" svg:y="22.148cm" svg:viewBox="0 0 4218 18" draw:points="0,18 4218,18 4218,0 0,0">
          <text:p/>
        </draw:polygon>
        <draw:polygon draw:style-name="gr5" draw:text-style-name="P6" draw:layer="layout" svg:width="0.017cm" svg:height="0.021cm" svg:x="6.859cm" svg:y="22.148cm" svg:viewBox="0 0 18 22" draw:points="0,22 18,22 18,0 0,0">
          <text:p/>
        </draw:polygon>
        <draw:polygon draw:style-name="gr5" draw:text-style-name="P6" draw:layer="layout" svg:width="12.346cm" svg:height="0.017cm" svg:x="6.876cm" svg:y="22.148cm" svg:viewBox="0 0 12347 18" draw:points="0,18 12347,18 12347,0 0,0">
          <text:p/>
        </draw:polygon>
        <draw:polygon draw:style-name="gr5" draw:text-style-name="P6" draw:layer="layout" svg:width="0.017cm" svg:height="0.021cm" svg:x="19.222cm" svg:y="22.148cm" svg:viewBox="0 0 18 22" draw:points="0,22 18,22 18,0 0,0">
          <text:p/>
        </draw:polygon>
        <draw:polygon draw:style-name="gr5" draw:text-style-name="P6" draw:layer="layout" svg:width="0.017cm" svg:height="1.058cm" svg:x="2.625cm" svg:y="22.169cm" svg:viewBox="0 0 18 1059" draw:points="0,1059 18,1059 18,0 0,0">
          <text:p/>
        </draw:polygon>
        <draw:polygon draw:style-name="gr5" draw:text-style-name="P6" draw:layer="layout" svg:width="0.017cm" svg:height="1.058cm" svg:x="6.859cm" svg:y="22.169cm" svg:viewBox="0 0 18 1059" draw:points="0,1059 18,1059 18,0 0,0">
          <text:p/>
        </draw:polygon>
        <draw:polygon draw:style-name="gr5" draw:text-style-name="P6" draw:layer="layout" svg:width="0.017cm" svg:height="1.058cm" svg:x="19.222cm" svg:y="22.169cm" svg:viewBox="0 0 18 1059" draw:points="0,1059 18,1059 18,0 0,0">
          <text:p/>
        </draw:polygon>
        <draw:frame draw:style-name="gr2" draw:text-style-name="P3" draw:layer="layout" svg:width="0.388cm" svg:height="0.39cm" svg:x="17.551cm" svg:y="22.618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3.655cm" svg:height="0.319cm" svg:x="2.833cm" svg:y="23.311cm">
          <draw:text-box>
            <text:p text:style-name="P1"><text:span text:style-name="T9">Confidence Score (System R </text:span></text:p>
          </draw:text-box>
        </draw:frame>
        <draw:frame draw:style-name="gr2" draw:text-style-name="P3" draw:layer="layout" svg:width="0.388cm" svg:height="0.39cm" svg:x="6.495cm" svg:y="23.257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7.563cm" svg:height="0.319cm" svg:x="6.94cm" svg:y="23.311cm">
          <draw:text-box>
            <text:p text:style-name="P1"><text:span text:style-name="T9">eCliaobniflitdye)nce – 94% reliability from validation tests. </text:span></text:p>
          </draw:text-box>
        </draw:frame>
        <draw:polygon draw:style-name="gr5" draw:text-style-name="P6" draw:layer="layout" svg:width="0.017cm" svg:height="0.021cm" svg:x="2.625cm" svg:y="23.227cm" svg:viewBox="0 0 18 22" draw:points="0,22 18,22 18,0 0,0">
          <text:p/>
        </draw:polygon>
        <draw:polygon draw:style-name="gr5" draw:text-style-name="P6" draw:layer="layout" svg:width="4.217cm" svg:height="0.017cm" svg:x="2.642cm" svg:y="23.227cm" svg:viewBox="0 0 4218 18" draw:points="0,18 4218,18 4218,0 0,0">
          <text:p/>
        </draw:polygon>
        <draw:polygon draw:style-name="gr5" draw:text-style-name="P6" draw:layer="layout" svg:width="0.017cm" svg:height="0.021cm" svg:x="6.859cm" svg:y="23.227cm" svg:viewBox="0 0 18 22" draw:points="0,22 18,22 18,0 0,0">
          <text:p/>
        </draw:polygon>
        <draw:polygon draw:style-name="gr5" draw:text-style-name="P6" draw:layer="layout" svg:width="12.346cm" svg:height="0.017cm" svg:x="6.876cm" svg:y="23.227cm" svg:viewBox="0 0 12347 18" draw:points="0,18 12347,18 12347,0 0,0">
          <text:p/>
        </draw:polygon>
        <draw:polygon draw:style-name="gr5" draw:text-style-name="P6" draw:layer="layout" svg:width="0.017cm" svg:height="0.021cm" svg:x="19.222cm" svg:y="23.227cm" svg:viewBox="0 0 18 22" draw:points="0,22 18,22 18,0 0,0">
          <text:p/>
        </draw:polygon>
        <draw:polygon draw:style-name="gr5" draw:text-style-name="P6" draw:layer="layout" svg:width="0.017cm" svg:height="0.636cm" svg:x="2.625cm" svg:y="23.248cm" svg:viewBox="0 0 18 637" draw:points="0,637 18,637 18,0 0,0">
          <text:p/>
        </draw:polygon>
        <draw:polygon draw:style-name="gr5" draw:text-style-name="P6" draw:layer="layout" svg:width="0.017cm" svg:height="0.017cm" svg:x="2.625cm" svg:y="23.883cm" svg:viewBox="0 0 18 18" draw:points="0,18 18,18 18,0 0,0">
          <text:p/>
        </draw:polygon>
        <draw:polygon draw:style-name="gr5" draw:text-style-name="P6" draw:layer="layout" svg:width="0.017cm" svg:height="0.017cm" svg:x="2.625cm" svg:y="23.883cm" svg:viewBox="0 0 18 18" draw:points="0,18 18,18 18,0 0,0">
          <text:p/>
        </draw:polygon>
        <draw:polygon draw:style-name="gr5" draw:text-style-name="P6" draw:layer="layout" svg:width="4.217cm" svg:height="0.017cm" svg:x="2.642cm" svg:y="23.883cm" svg:viewBox="0 0 4218 18" draw:points="0,18 4218,18 4218,0 0,0">
          <text:p/>
        </draw:polygon>
        <draw:polygon draw:style-name="gr5" draw:text-style-name="P6" draw:layer="layout" svg:width="0.017cm" svg:height="0.636cm" svg:x="6.859cm" svg:y="23.248cm" svg:viewBox="0 0 18 637" draw:points="0,637 18,637 18,0 0,0">
          <text:p/>
        </draw:polygon>
        <draw:polygon draw:style-name="gr5" draw:text-style-name="P6" draw:layer="layout" svg:width="0.017cm" svg:height="0.017cm" svg:x="6.859cm" svg:y="23.883cm" svg:viewBox="0 0 18 18" draw:points="0,18 18,18 18,0 0,0">
          <text:p/>
        </draw:polygon>
        <draw:polygon draw:style-name="gr5" draw:text-style-name="P6" draw:layer="layout" svg:width="12.346cm" svg:height="0.017cm" svg:x="6.876cm" svg:y="23.883cm" svg:viewBox="0 0 12347 18" draw:points="0,18 12347,18 12347,0 0,0">
          <text:p/>
        </draw:polygon>
        <draw:polygon draw:style-name="gr5" draw:text-style-name="P6" draw:layer="layout" svg:width="0.017cm" svg:height="0.636cm" svg:x="19.222cm" svg:y="23.248cm" svg:viewBox="0 0 18 637" draw:points="0,637 18,637 18,0 0,0">
          <text:p/>
        </draw:polygon>
        <draw:polygon draw:style-name="gr5" draw:text-style-name="P6" draw:layer="layout" svg:width="0.017cm" svg:height="0.017cm" svg:x="19.222cm" svg:y="23.883cm" svg:viewBox="0 0 18 18" draw:points="0,18 18,18 18,0 0,0">
          <text:p/>
        </draw:polygon>
        <draw:polygon draw:style-name="gr5" draw:text-style-name="P6" draw:layer="layout" svg:width="0.017cm" svg:height="0.017cm" svg:x="19.222cm" svg:y="23.883cm" svg:viewBox="0 0 18 18" draw:points="0,18 18,18 18,0 0,0">
          <text:p/>
        </draw:polygon>
        <draw:frame draw:style-name="gr2" draw:text-style-name="P3" draw:layer="layout" svg:width="0.388cm" svg:height="0.39cm" svg:x="14.527cm" svg:y="23.25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497cm" svg:x="2.511cm" svg:y="23.893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8cm" svg:height="0.39cm" svg:x="2.621cm" svg:y="23.97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6.297cm" svg:height="0.497cm" svg:x="2.511cm" svg:y="24.507cm">
          <draw:text-box>
            <text:p text:style-name="P1"><text:span text:style-name="T1">Billing and Invoice Generation </text:span></text:p>
          </draw:text-box>
        </draw:frame>
        <draw:frame draw:style-name="gr2" draw:text-style-name="P3" draw:layer="layout" svg:width="0.388cm" svg:height="0.39cm" svg:x="8.786cm" svg:y="24.58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497cm" svg:x="2.511cm" svg:y="25.053cm">
          <draw:text-box>
            <text:p text:style-name="P1"><text:span text:style-name="T1"><text:s/></text:span></text:p>
          </draw:text-box>
        </draw:frame>
        <draw:polygon draw:style-name="gr8" draw:text-style-name="P9" draw:layer="layout" svg:width="4.217cm" svg:height="0.636cm" svg:x="2.638cm" svg:y="25.589cm" svg:viewBox="0 0 4218 637" draw:points="0,637 4218,637 4218,0 0,0">
          <text:p/>
        </draw:polygon>
        <draw:polygon draw:style-name="gr8" draw:text-style-name="P9" draw:layer="layout" svg:width="3.954cm" svg:height="0.393cm" svg:x="2.705cm" svg:y="25.594cm" svg:viewBox="0 0 3955 394" draw:points="0,394 3955,394 3955,0 0,0">
          <text:p/>
        </draw:polygon>
        <draw:frame draw:style-name="gr2" draw:text-style-name="P3" draw:layer="layout" svg:width="0.388cm" svg:height="0.39cm" svg:x="2.621cm" svg:y="25.133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.649cm" svg:height="0.357cm" svg:x="2.833cm" svg:y="25.595cm">
          <draw:text-box>
            <text:p text:style-name="P1"><text:span text:style-name="T8">Parameter </text:span></text:p>
          </draw:text-box>
        </draw:frame>
        <draw:polygon draw:style-name="gr8" draw:text-style-name="P9" draw:layer="layout" svg:width="12.321cm" svg:height="0.636cm" svg:x="6.872cm" svg:y="25.589cm" svg:viewBox="0 0 12322 637" draw:points="0,637 12322,637 12322,0 0,0">
          <text:p/>
        </draw:polygon>
        <draw:polygon draw:style-name="gr8" draw:text-style-name="P9" draw:layer="layout" svg:width="12.058cm" svg:height="0.393cm" svg:x="6.94cm" svg:y="25.594cm" svg:viewBox="0 0 12059 394" draw:points="0,394 12059,394 12059,0 0,0">
          <text:p/>
        </draw:polygon>
        <draw:frame draw:style-name="gr2" draw:text-style-name="P3" draw:layer="layout" svg:width="0.388cm" svg:height="0.39cm" svg:x="4.475cm" svg:y="25.59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.12cm" svg:height="0.357cm" svg:x="7.067cm" svg:y="25.595cm">
          <draw:text-box>
            <text:p text:style-name="P1"><text:span text:style-name="T8">Values </text:span></text:p>
          </draw:text-box>
        </draw:frame>
        <draw:polygon draw:style-name="gr5" draw:text-style-name="P6" draw:layer="layout" svg:width="0.017cm" svg:height="0.022cm" svg:x="2.625cm" svg:y="25.572cm" svg:viewBox="0 0 18 23" draw:points="0,23 18,23 18,0 0,0">
          <text:p/>
        </draw:polygon>
        <draw:polygon draw:style-name="gr5" draw:text-style-name="P6" draw:layer="layout" svg:width="0.017cm" svg:height="0.017cm" svg:x="2.625cm" svg:y="25.572cm" svg:viewBox="0 0 18 18" draw:points="0,18 18,18 18,0 0,0">
          <text:p/>
        </draw:polygon>
        <draw:polygon draw:style-name="gr5" draw:text-style-name="P6" draw:layer="layout" svg:width="4.217cm" svg:height="0.017cm" svg:x="2.642cm" svg:y="25.572cm" svg:viewBox="0 0 4218 18" draw:points="0,18 4218,18 4218,0 0,0">
          <text:p/>
        </draw:polygon>
        <draw:polygon draw:style-name="gr8" draw:text-style-name="P9" draw:layer="layout" svg:width="4.217cm" svg:height="0.006cm" svg:x="2.642cm" svg:y="25.589cm" svg:viewBox="0 0 4218 7" draw:points="0,7 4218,7 4218,0 0,0">
          <text:p/>
        </draw:polygon>
        <draw:polygon draw:style-name="gr5" draw:text-style-name="P6" draw:layer="layout" svg:width="0.017cm" svg:height="0.006cm" svg:x="6.859cm" svg:y="25.589cm" svg:viewBox="0 0 18 7" draw:points="0,7 18,7 18,0 0,0">
          <text:p/>
        </draw:polygon>
        <draw:polygon draw:style-name="gr5" draw:text-style-name="P6" draw:layer="layout" svg:width="0.017cm" svg:height="0.017cm" svg:x="6.859cm" svg:y="25.572cm" svg:viewBox="0 0 18 18" draw:points="0,18 18,18 18,0 0,0">
          <text:p/>
        </draw:polygon>
        <draw:polygon draw:style-name="gr5" draw:text-style-name="P6" draw:layer="layout" svg:width="12.317cm" svg:height="0.017cm" svg:x="6.876cm" svg:y="25.572cm" svg:viewBox="0 0 12318 18" draw:points="0,18 12318,18 12318,0 0,0">
          <text:p/>
        </draw:polygon>
        <draw:polygon draw:style-name="gr8" draw:text-style-name="P9" draw:layer="layout" svg:width="12.317cm" svg:height="0.006cm" svg:x="6.876cm" svg:y="25.589cm" svg:viewBox="0 0 12318 7" draw:points="0,7 12318,7 12318,0 0,0">
          <text:p/>
        </draw:polygon>
        <draw:polygon draw:style-name="gr5" draw:text-style-name="P6" draw:layer="layout" svg:width="0.017cm" svg:height="0.022cm" svg:x="19.193cm" svg:y="25.572cm" svg:viewBox="0 0 18 23" draw:points="0,23 18,23 18,0 0,0">
          <text:p/>
        </draw:polygon>
        <draw:polygon draw:style-name="gr5" draw:text-style-name="P6" draw:layer="layout" svg:width="0.017cm" svg:height="0.017cm" svg:x="19.193cm" svg:y="25.572cm" svg:viewBox="0 0 18 18" draw:points="0,18 18,18 18,0 0,0">
          <text:p/>
        </draw:polygon>
        <draw:polygon draw:style-name="gr5" draw:text-style-name="P6" draw:layer="layout" svg:width="0.017cm" svg:height="0.631cm" svg:x="2.625cm" svg:y="25.593cm" svg:viewBox="0 0 18 632" draw:points="0,632 18,632 18,0 0,0">
          <text:p/>
        </draw:polygon>
        <draw:polygon draw:style-name="gr5" draw:text-style-name="P6" draw:layer="layout" svg:width="0.017cm" svg:height="0.631cm" svg:x="6.859cm" svg:y="25.593cm" svg:viewBox="0 0 18 632" draw:points="0,632 18,632 18,0 0,0">
          <text:p/>
        </draw:polygon>
        <draw:polygon draw:style-name="gr5" draw:text-style-name="P6" draw:layer="layout" svg:width="0.017cm" svg:height="0.631cm" svg:x="19.193cm" svg:y="25.593cm" svg:viewBox="0 0 18 632" draw:points="0,632 18,632 18,0 0,0">
          <text:p/>
        </draw:polygon>
        <draw:frame draw:style-name="gr2" draw:text-style-name="P3" draw:layer="layout" svg:width="0.388cm" svg:height="0.39cm" svg:x="8.181cm" svg:y="25.59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2.203cm" svg:height="0.319cm" svg:x="2.833cm" svg:y="26.308cm">
          <draw:text-box>
            <text:p text:style-name="P1"><text:span text:style-name="T9">Model Summary </text:span></text:p>
          </draw:text-box>
        </draw:frame>
        <draw:frame draw:style-name="gr2" draw:text-style-name="P3" draw:layer="layout" svg:width="0.388cm" svg:height="0.39cm" svg:x="5.038cm" svg:y="26.254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1.474cm" svg:height="0.319cm" svg:x="7.067cm" svg:y="26.308cm">
          <draw:text-box>
            <text:p text:style-name="P1"><text:span text:style-name="T9">Generates detailed service invoices automatically after completion of each vehicle repair </text:span></text:p>
          </draw:text-box>
        </draw:frame>
        <draw:polygon draw:style-name="gr5" draw:text-style-name="P6" draw:layer="layout" svg:width="0.017cm" svg:height="0.021cm" svg:x="2.625cm" svg:y="26.224cm" svg:viewBox="0 0 18 22" draw:points="0,22 18,22 18,0 0,0">
          <text:p/>
        </draw:polygon>
        <draw:polygon draw:style-name="gr5" draw:text-style-name="P6" draw:layer="layout" svg:width="4.217cm" svg:height="0.017cm" svg:x="2.642cm" svg:y="26.224cm" svg:viewBox="0 0 4218 18" draw:points="0,18 4218,18 4218,0 0,0">
          <text:p/>
        </draw:polygon>
        <draw:polygon draw:style-name="gr5" draw:text-style-name="P6" draw:layer="layout" svg:width="0.017cm" svg:height="0.021cm" svg:x="6.859cm" svg:y="26.224cm" svg:viewBox="0 0 18 22" draw:points="0,22 18,22 18,0 0,0">
          <text:p/>
        </draw:polygon>
        <draw:polygon draw:style-name="gr5" draw:text-style-name="P6" draw:layer="layout" svg:width="12.317cm" svg:height="0.017cm" svg:x="6.876cm" svg:y="26.224cm" svg:viewBox="0 0 12318 18" draw:points="0,18 12318,18 12318,0 0,0">
          <text:p/>
        </draw:polygon>
        <draw:polygon draw:style-name="gr5" draw:text-style-name="P6" draw:layer="layout" svg:width="0.017cm" svg:height="0.021cm" svg:x="19.193cm" svg:y="26.224cm" svg:viewBox="0 0 18 22" draw:points="0,22 18,22 18,0 0,0">
          <text:p/>
        </draw:polygon>
        <draw:polygon draw:style-name="gr5" draw:text-style-name="P6" draw:layer="layout" svg:width="0.017cm" svg:height="0.636cm" svg:x="2.625cm" svg:y="26.245cm" svg:viewBox="0 0 18 637" draw:points="0,637 18,637 18,0 0,0">
          <text:p/>
        </draw:polygon>
        <draw:polygon draw:style-name="gr5" draw:text-style-name="P6" draw:layer="layout" svg:width="0.017cm" svg:height="0.636cm" svg:x="6.859cm" svg:y="26.245cm" svg:viewBox="0 0 18 637" draw:points="0,637 18,637 18,0 0,0">
          <text:p/>
        </draw:polygon>
        <draw:polygon draw:style-name="gr5" draw:text-style-name="P6" draw:layer="layout" svg:width="0.017cm" svg:height="0.636cm" svg:x="19.193cm" svg:y="26.245cm" svg:viewBox="0 0 18 637" draw:points="0,637 18,637 18,0 0,0">
          <text:p/>
        </draw:polygon>
        <draw:frame draw:style-name="gr2" draw:text-style-name="P3" draw:layer="layout" svg:width="0.388cm" svg:height="0.39cm" svg:x="18.584cm" svg:y="26.254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.234cm" svg:height="0.319cm" svg:x="2.833cm" svg:y="26.969cm">
          <draw:text-box>
            <text:p text:style-name="P1"><text:span text:style-name="T9">Accuracy </text:span></text:p>
          </draw:text-box>
        </draw:frame>
        <draw:frame draw:style-name="gr2" draw:text-style-name="P3" draw:layer="layout" svg:width="0.388cm" svg:height="0.39cm" svg:x="4.065cm" svg:y="26.915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3.901cm" svg:height="0.319cm" svg:x="7.067cm" svg:y="26.969cm">
          <draw:text-box>
            <text:p text:style-name="P1"><text:span text:style-name="T9">Execution Success Rate – 99% </text:span></text:p>
          </draw:text-box>
        </draw:frame>
        <draw:frame draw:style-name="gr2" draw:text-style-name="P3" draw:layer="layout" svg:width="0.388cm" svg:height="0.39cm" svg:x="10.975cm" svg:y="26.915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0.391cm" svg:height="0.319cm" svg:x="7.067cm" svg:y="27.4cm">
          <draw:text-box>
            <text:p text:style-name="P1"><text:span text:style-name="T9">Validation – Manual test verified with correct total computation and formatting. </text:span></text:p>
          </draw:text-box>
        </draw:frame>
        <draw:polygon draw:style-name="gr5" draw:text-style-name="P6" draw:layer="layout" svg:width="0.017cm" svg:height="0.021cm" svg:x="2.625cm" svg:y="26.88cm" svg:viewBox="0 0 18 22" draw:points="0,22 18,22 18,0 0,0">
          <text:p/>
        </draw:polygon>
        <draw:polygon draw:style-name="gr5" draw:text-style-name="P6" draw:layer="layout" svg:width="4.217cm" svg:height="0.017cm" svg:x="2.642cm" svg:y="26.88cm" svg:viewBox="0 0 4218 18" draw:points="0,18 4218,18 4218,0 0,0">
          <text:p/>
        </draw:polygon>
        <draw:polygon draw:style-name="gr5" draw:text-style-name="P6" draw:layer="layout" svg:width="0.017cm" svg:height="0.021cm" svg:x="6.859cm" svg:y="26.88cm" svg:viewBox="0 0 18 22" draw:points="0,22 18,22 18,0 0,0">
          <text:p/>
        </draw:polygon>
        <draw:polygon draw:style-name="gr5" draw:text-style-name="P6" draw:layer="layout" svg:width="12.317cm" svg:height="0.017cm" svg:x="6.876cm" svg:y="26.88cm" svg:viewBox="0 0 12318 18" draw:points="0,18 12318,18 12318,0 0,0">
          <text:p/>
        </draw:polygon>
        <draw:polygon draw:style-name="gr5" draw:text-style-name="P6" draw:layer="layout" svg:width="0.017cm" svg:height="0.021cm" svg:x="19.193cm" svg:y="26.88cm" svg:viewBox="0 0 18 22" draw:points="0,22 18,22 18,0 0,0">
          <text:p/>
        </draw:polygon>
        <draw:polygon draw:style-name="gr5" draw:text-style-name="P6" draw:layer="layout" svg:width="0.017cm" svg:height="1.063cm" svg:x="2.625cm" svg:y="26.901cm" svg:viewBox="0 0 18 1064" draw:points="0,1064 18,1064 18,0 0,0">
          <text:p/>
        </draw:polygon>
        <draw:polygon draw:style-name="gr5" draw:text-style-name="P6" draw:layer="layout" svg:width="0.017cm" svg:height="1.063cm" svg:x="6.859cm" svg:y="26.901cm" svg:viewBox="0 0 18 1064" draw:points="0,1064 18,1064 18,0 0,0">
          <text:p/>
        </draw:polygon>
        <draw:polygon draw:style-name="gr5" draw:text-style-name="P6" draw:layer="layout" svg:width="0.017cm" svg:height="1.063cm" svg:x="19.193cm" svg:y="26.901cm" svg:viewBox="0 0 18 1064" draw:points="0,1064 18,1064 18,0 0,0">
          <text:p/>
        </draw:polygon>
        <draw:frame draw:style-name="gr2" draw:text-style-name="P3" draw:layer="layout" svg:width="0.388cm" svg:height="0.39cm" svg:x="17.491cm" svg:y="27.346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3.655cm" svg:height="0.319cm" svg:x="2.833cm" svg:y="28.049cm">
          <draw:text-box>
            <text:p text:style-name="P1"><text:span text:style-name="T9">Confidence Score (System R </text:span></text:p>
          </draw:text-box>
        </draw:frame>
        <draw:frame draw:style-name="gr2" draw:text-style-name="P3" draw:layer="layout" svg:width="0.388cm" svg:height="0.39cm" svg:x="6.495cm" svg:y="27.995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11.195cm" svg:height="0.319cm" svg:x="6.94cm" svg:y="28.049cm">
          <draw:text-box>
            <text:p text:style-name="P1"><text:span text:style-name="T9">eCliaobniflitdye)nce – 96% accuracy in invoice data consistency and report generation. </text:span></text:p>
          </draw:text-box>
        </draw:frame>
        <draw:polygon draw:style-name="gr5" draw:text-style-name="P6" draw:layer="layout" svg:width="0.017cm" svg:height="0.021cm" svg:x="2.625cm" svg:y="27.964cm" svg:viewBox="0 0 18 22" draw:points="0,22 18,22 18,0 0,0">
          <text:p/>
        </draw:polygon>
        <draw:polygon draw:style-name="gr5" draw:text-style-name="P6" draw:layer="layout" svg:width="4.217cm" svg:height="0.017cm" svg:x="2.642cm" svg:y="27.964cm" svg:viewBox="0 0 4218 18" draw:points="0,18 4218,18 4218,0 0,0">
          <text:p/>
        </draw:polygon>
        <draw:polygon draw:style-name="gr5" draw:text-style-name="P6" draw:layer="layout" svg:width="0.017cm" svg:height="0.021cm" svg:x="6.859cm" svg:y="27.964cm" svg:viewBox="0 0 18 22" draw:points="0,22 18,22 18,0 0,0">
          <text:p/>
        </draw:polygon>
        <draw:polygon draw:style-name="gr5" draw:text-style-name="P6" draw:layer="layout" svg:width="12.317cm" svg:height="0.017cm" svg:x="6.876cm" svg:y="27.964cm" svg:viewBox="0 0 12318 18" draw:points="0,18 12318,18 12318,0 0,0">
          <text:p/>
        </draw:polygon>
        <draw:polygon draw:style-name="gr5" draw:text-style-name="P6" draw:layer="layout" svg:width="0.017cm" svg:height="0.021cm" svg:x="19.193cm" svg:y="27.964cm" svg:viewBox="0 0 18 22" draw:points="0,22 18,22 18,0 0,0">
          <text:p/>
        </draw:polygon>
        <draw:polygon draw:style-name="gr5" draw:text-style-name="P6" draw:layer="layout" svg:width="0.017cm" svg:height="0.628cm" svg:x="2.625cm" svg:y="27.985cm" svg:viewBox="0 0 18 629" draw:points="0,629 18,629 18,0 0,0">
          <text:p/>
        </draw:polygon>
        <draw:polygon draw:style-name="gr5" draw:text-style-name="P6" draw:layer="layout" svg:width="0.017cm" svg:height="0.017cm" svg:x="2.625cm" svg:y="28.613cm" svg:viewBox="0 0 18 18" draw:points="0,18 18,18 18,0 0,0">
          <text:p/>
        </draw:polygon>
        <draw:polygon draw:style-name="gr5" draw:text-style-name="P6" draw:layer="layout" svg:width="0.017cm" svg:height="0.017cm" svg:x="2.625cm" svg:y="28.613cm" svg:viewBox="0 0 18 18" draw:points="0,18 18,18 18,0 0,0">
          <text:p/>
        </draw:polygon>
        <draw:polygon draw:style-name="gr5" draw:text-style-name="P6" draw:layer="layout" svg:width="4.217cm" svg:height="0.017cm" svg:x="2.642cm" svg:y="28.613cm" svg:viewBox="0 0 4218 18" draw:points="0,18 4218,18 4218,0 0,0">
          <text:p/>
        </draw:polygon>
        <draw:polygon draw:style-name="gr5" draw:text-style-name="P6" draw:layer="layout" svg:width="0.017cm" svg:height="0.628cm" svg:x="6.859cm" svg:y="27.985cm" svg:viewBox="0 0 18 629" draw:points="0,629 18,629 18,0 0,0">
          <text:p/>
        </draw:polygon>
        <draw:polygon draw:style-name="gr5" draw:text-style-name="P6" draw:layer="layout" svg:width="0.017cm" svg:height="0.017cm" svg:x="6.859cm" svg:y="28.613cm" svg:viewBox="0 0 18 18" draw:points="0,18 18,18 18,0 0,0">
          <text:p/>
        </draw:polygon>
        <draw:polygon draw:style-name="gr5" draw:text-style-name="P6" draw:layer="layout" svg:width="12.317cm" svg:height="0.017cm" svg:x="6.876cm" svg:y="28.613cm" svg:viewBox="0 0 12318 18" draw:points="0,18 12318,18 12318,0 0,0">
          <text:p/>
        </draw:polygon>
        <draw:polygon draw:style-name="gr5" draw:text-style-name="P6" draw:layer="layout" svg:width="0.017cm" svg:height="0.628cm" svg:x="19.193cm" svg:y="27.985cm" svg:viewBox="0 0 18 629" draw:points="0,629 18,629 18,0 0,0">
          <text:p/>
        </draw:polygon>
        <draw:polygon draw:style-name="gr5" draw:text-style-name="P6" draw:layer="layout" svg:width="0.017cm" svg:height="0.017cm" svg:x="19.193cm" svg:y="28.613cm" svg:viewBox="0 0 18 18" draw:points="0,18 18,18 18,0 0,0">
          <text:p/>
        </draw:polygon>
        <draw:polygon draw:style-name="gr5" draw:text-style-name="P6" draw:layer="layout" svg:width="0.017cm" svg:height="0.017cm" svg:x="19.193cm" svg:y="28.613cm" svg:viewBox="0 0 18 18" draw:points="0,18 18,18 18,0 0,0">
          <text:p/>
        </draw:polygon>
        <draw:frame draw:style-name="gr2" draw:text-style-name="P3" draw:layer="layout" svg:width="0.388cm" svg:height="0.39cm" svg:x="18.165cm" svg:y="27.99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497cm" svg:x="2.511cm" svg:y="28.623cm">
          <draw:text-box>
            <text:p text:style-name="P1"><text:span text:style-name="T1"><text:s/></text:span></text:p>
          </draw:text-box>
        </draw:frame>
        <draw:polygon draw:style-name="gr5" draw:text-style-name="P6" draw:layer="layout" svg:width="0.017cm" svg:height="0.157cm" svg:x="2.354cm" svg:y="2.429cm" svg:viewBox="0 0 18 158" draw:points="0,158 18,158 18,0 0,0">
          <text:p/>
        </draw:polygon>
        <draw:polygon draw:style-name="gr5" draw:text-style-name="P6" draw:layer="layout" svg:width="0.017cm" svg:height="0.017cm" svg:x="2.354cm" svg:y="2.429cm" svg:viewBox="0 0 18 18" draw:points="0,18 18,18 18,0 0,0">
          <text:p/>
        </draw:polygon>
        <draw:polygon draw:style-name="gr5" draw:text-style-name="P6" draw:layer="layout" svg:width="17.067cm" svg:height="0.017cm" svg:x="2.371cm" svg:y="2.429cm" svg:viewBox="0 0 17068 18" draw:points="0,18 17068,18 17068,0 0,0">
          <text:p/>
        </draw:polygon>
        <draw:polygon draw:style-name="gr5" draw:text-style-name="P6" draw:layer="layout" svg:width="0.017cm" svg:height="0.157cm" svg:x="19.438cm" svg:y="2.429cm" svg:viewBox="0 0 18 158" draw:points="0,158 18,158 18,0 0,0">
          <text:p/>
        </draw:polygon>
        <draw:polygon draw:style-name="gr5" draw:text-style-name="P6" draw:layer="layout" svg:width="0.017cm" svg:height="0.017cm" svg:x="19.438cm" svg:y="2.429cm" svg:viewBox="0 0 18 18" draw:points="0,18 18,18 18,0 0,0">
          <text:p/>
        </draw:polygon>
        <draw:polygon draw:style-name="gr5" draw:text-style-name="P6" draw:layer="layout" svg:width="0.017cm" svg:height="26.662cm" svg:x="2.354cm" svg:y="2.586cm" svg:viewBox="0 0 18 26663" draw:points="0,26663 18,26663 18,0 0,0">
          <text:p/>
        </draw:polygon>
        <draw:polygon draw:style-name="gr5" draw:text-style-name="P6" draw:layer="layout" svg:width="0.017cm" svg:height="0.017cm" svg:x="2.354cm" svg:y="29.248cm" svg:viewBox="0 0 18 18" draw:points="0,18 18,18 18,0 0,0">
          <text:p/>
        </draw:polygon>
        <draw:polygon draw:style-name="gr5" draw:text-style-name="P6" draw:layer="layout" svg:width="0.017cm" svg:height="0.017cm" svg:x="2.354cm" svg:y="29.248cm" svg:viewBox="0 0 18 18" draw:points="0,18 18,18 18,0 0,0">
          <text:p/>
        </draw:polygon>
        <draw:polygon draw:style-name="gr5" draw:text-style-name="P6" draw:layer="layout" svg:width="17.067cm" svg:height="0.017cm" svg:x="2.371cm" svg:y="29.248cm" svg:viewBox="0 0 17068 18" draw:points="0,18 17068,18 17068,0 0,0">
          <text:p/>
        </draw:polygon>
        <draw:polygon draw:style-name="gr5" draw:text-style-name="P6" draw:layer="layout" svg:width="0.017cm" svg:height="26.662cm" svg:x="19.438cm" svg:y="2.586cm" svg:viewBox="0 0 18 26663" draw:points="0,26663 18,26663 18,0 0,0">
          <text:p/>
        </draw:polygon>
        <draw:polygon draw:style-name="gr5" draw:text-style-name="P6" draw:layer="layout" svg:width="0.017cm" svg:height="0.017cm" svg:x="19.438cm" svg:y="29.248cm" svg:viewBox="0 0 18 18" draw:points="0,18 18,18 18,0 0,0">
          <text:p/>
        </draw:polygon>
        <draw:polygon draw:style-name="gr5" draw:text-style-name="P6" draw:layer="layout" svg:width="0.017cm" svg:height="0.017cm" svg:x="19.438cm" svg:y="29.248cm" svg:viewBox="0 0 18 18" draw:points="0,18 18,18 18,0 0,0">
          <text:p/>
        </draw:polygon>
        <draw:frame draw:style-name="gr2" draw:text-style-name="P3" draw:layer="layout" svg:width="0.388cm" svg:height="0.39cm" svg:x="2.621cm" svg:y="28.702cm">
          <draw:text-box>
            <text:p text:style-name="P1"><text:span text:style-name="T2"><text:s/></text:span></text:p>
          </draw:text-box>
        </draw:frame>
      </draw:page>
      <draw:page draw:name="page2" draw:style-name="dp1" draw:master-page-name="master-page50">
        <draw:frame draw:style-name="gr2" draw:text-style-name="P3" draw:layer="layout" svg:width="0.388cm" svg:height="0.39cm" svg:x="0cm" svg:y="2.502cm">
          <draw:text-box>
            <text:p text:style-name="P1"><text:span text:style-name="T2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494cm" svg:height="0.497cm" svg:x="2.511cm" svg:y="2.57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8cm" svg:height="0.39cm" svg:x="2.621cm" svg:y="2.65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845cm" svg:height="0.497cm" svg:x="2.554cm" svg:y="3.228cm">
          <draw:text-box>
            <text:p text:style-name="P1"><text:span text:style-name="T1">Performance Summary </text:span></text:p>
          </draw:text-box>
        </draw:frame>
        <draw:polygon draw:style-name="gr5" draw:text-style-name="P6" draw:layer="layout" svg:width="4.721cm" svg:height="0.033cm" svg:x="2.553cm" svg:y="3.654cm" svg:viewBox="0 0 4722 34" draw:points="0,34 4722,34 4722,0 0,0">
          <text:p/>
        </draw:polygon>
        <draw:frame draw:style-name="gr2" draw:text-style-name="P3" draw:layer="layout" svg:width="0.388cm" svg:height="0.39cm" svg:x="7.385cm" svg:y="3.30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497cm" svg:x="2.511cm" svg:y="3.77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8cm" svg:height="0.39cm" svg:x="2.621cm" svg:y="3.85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6.791cm" svg:height="0.39cm" svg:x="2.511cm" svg:y="4.365cm">
          <draw:text-box>
            <text:p text:style-name="P1"><text:span text:style-name="T2">The performance testing phase successfully validated all major functionalities of the Garage Management </text:span></text:p>
          </draw:text-box>
        </draw:frame>
        <draw:frame draw:style-name="gr2" draw:text-style-name="P3" draw:layer="layout" svg:width="16.449cm" svg:height="0.39cm" svg:x="2.511cm" svg:y="4.835cm">
          <draw:text-box>
            <text:p text:style-name="P1"><text:span text:style-name="T2">System, including customer registration, vehicle service booking, inventory updates, billing automation, </text:span></text:p>
          </draw:text-box>
        </draw:frame>
        <draw:frame draw:style-name="gr2" draw:text-style-name="P3" draw:layer="layout" svg:width="5.687cm" svg:height="0.39cm" svg:x="2.511cm" svg:y="5.305cm">
          <draw:text-box>
            <text:p text:style-name="P1"><text:span text:style-name="T2">and service completion workflows. <text:s/></text:span></text:p>
          </draw:text-box>
        </draw:frame>
        <draw:frame draw:style-name="gr2" draw:text-style-name="P3" draw:layer="layout" svg:width="0.388cm" svg:height="0.39cm" svg:x="2.511cm" svg:y="5.779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15.699cm" svg:height="0.39cm" svg:x="2.511cm" svg:y="6.287cm">
          <draw:text-box>
            <text:p text:style-name="P1"><text:span text:style-name="T2">The system exhibited high accuracy, stability, and reliability, with an overall success rate exceeding </text:span></text:p>
          </draw:text-box>
        </draw:frame>
        <draw:frame draw:style-name="gr2" draw:text-style-name="P3" draw:layer="layout" svg:width="15.725cm" svg:height="0.39cm" svg:x="2.511cm" svg:y="6.753cm">
          <draw:text-box>
            <text:p text:style-name="P1"><text:span text:style-name="T2">expectations. Confidence scores confirm that each module functions as intended, maintaining data </text:span></text:p>
          </draw:text-box>
        </draw:frame>
        <draw:frame draw:style-name="gr2" draw:text-style-name="P3" draw:layer="layout" svg:width="10.568cm" svg:height="0.39cm" svg:x="2.511cm" svg:y="7.223cm">
          <draw:text-box>
            <text:p text:style-name="P1"><text:span text:style-name="T2">integrity and operational efficiency across all service transactions. <text:s/></text:span></text:p>
          </draw:text-box>
        </draw:frame>
        <draw:frame draw:style-name="gr2" draw:text-style-name="P3" draw:layer="layout" svg:width="0.388cm" svg:height="0.39cm" svg:x="2.511cm" svg:y="7.697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15.966cm" svg:height="0.39cm" svg:x="2.511cm" svg:y="8.209cm">
          <draw:text-box>
            <text:p text:style-name="P1"><text:span text:style-name="T2">This testing phase demonstrates that the Garage Management System is production-ready, ensuring </text:span></text:p>
          </draw:text-box>
        </draw:frame>
        <draw:frame draw:style-name="gr2" draw:text-style-name="P3" draw:layer="layout" svg:width="16.427cm" svg:height="0.39cm" svg:x="2.511cm" svg:y="8.679cm">
          <draw:text-box>
            <text:p text:style-name="P1"><text:span text:style-name="T2">enhanced user experience, workflow automation, and dependable service delivery in real-world garage </text:span></text:p>
          </draw:text-box>
        </draw:frame>
        <draw:frame draw:style-name="gr2" draw:text-style-name="P3" draw:layer="layout" svg:width="2.479cm" svg:height="0.39cm" svg:x="2.511cm" svg:y="9.154cm">
          <draw:text-box>
            <text:p text:style-name="P1"><text:span text:style-name="T2">environments. <text:s/></text:span></text:p>
          </draw:text-box>
        </draw:frame>
        <draw:frame draw:style-name="gr1" draw:text-style-name="P2" draw:layer="layout" svg:width="0.494cm" svg:height="0.497cm" svg:x="2.511cm" svg:y="9.63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8cm" svg:height="0.39cm" svg:x="2.621cm" svg:y="9.71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497cm" svg:x="2.511cm" svg:y="10.15cm">
          <draw:text-box>
            <text:p text:style-name="P1"><text:span text:style-name="T1"><text:s/></text:span></text:p>
          </draw:text-box>
        </draw:frame>
        <draw:polygon draw:style-name="gr5" draw:text-style-name="P6" draw:layer="layout" svg:width="0.017cm" svg:height="0.157cm" svg:x="2.354cm" svg:y="2.429cm" svg:viewBox="0 0 18 158" draw:points="0,158 18,158 18,0 0,0">
          <text:p/>
        </draw:polygon>
        <draw:polygon draw:style-name="gr5" draw:text-style-name="P6" draw:layer="layout" svg:width="0.017cm" svg:height="0.017cm" svg:x="2.354cm" svg:y="2.429cm" svg:viewBox="0 0 18 18" draw:points="0,18 18,18 18,0 0,0">
          <text:p/>
        </draw:polygon>
        <draw:polygon draw:style-name="gr5" draw:text-style-name="P6" draw:layer="layout" svg:width="17.046cm" svg:height="0.017cm" svg:x="2.371cm" svg:y="2.429cm" svg:viewBox="0 0 17047 18" draw:points="0,18 17047,18 17047,0 0,0">
          <text:p/>
        </draw:polygon>
        <draw:polygon draw:style-name="gr5" draw:text-style-name="P6" draw:layer="layout" svg:width="0.017cm" svg:height="0.157cm" svg:x="19.417cm" svg:y="2.429cm" svg:viewBox="0 0 18 158" draw:points="0,158 18,158 18,0 0,0">
          <text:p/>
        </draw:polygon>
        <draw:polygon draw:style-name="gr5" draw:text-style-name="P6" draw:layer="layout" svg:width="0.017cm" svg:height="0.017cm" svg:x="19.417cm" svg:y="2.429cm" svg:viewBox="0 0 18 18" draw:points="0,18 18,18 18,0 0,0">
          <text:p/>
        </draw:polygon>
        <draw:polygon draw:style-name="gr5" draw:text-style-name="P6" draw:layer="layout" svg:width="0.017cm" svg:height="26.662cm" svg:x="2.354cm" svg:y="2.586cm" svg:viewBox="0 0 18 26663" draw:points="0,26663 18,26663 18,0 0,0">
          <text:p/>
        </draw:polygon>
        <draw:polygon draw:style-name="gr5" draw:text-style-name="P6" draw:layer="layout" svg:width="0.017cm" svg:height="0.017cm" svg:x="2.354cm" svg:y="29.248cm" svg:viewBox="0 0 18 18" draw:points="0,18 18,18 18,0 0,0">
          <text:p/>
        </draw:polygon>
        <draw:polygon draw:style-name="gr5" draw:text-style-name="P6" draw:layer="layout" svg:width="0.017cm" svg:height="0.017cm" svg:x="2.354cm" svg:y="29.248cm" svg:viewBox="0 0 18 18" draw:points="0,18 18,18 18,0 0,0">
          <text:p/>
        </draw:polygon>
        <draw:polygon draw:style-name="gr5" draw:text-style-name="P6" draw:layer="layout" svg:width="17.046cm" svg:height="0.017cm" svg:x="2.371cm" svg:y="29.248cm" svg:viewBox="0 0 17047 18" draw:points="0,18 17047,18 17047,0 0,0">
          <text:p/>
        </draw:polygon>
        <draw:polygon draw:style-name="gr5" draw:text-style-name="P6" draw:layer="layout" svg:width="0.017cm" svg:height="26.662cm" svg:x="19.417cm" svg:y="2.586cm" svg:viewBox="0 0 18 26663" draw:points="0,26663 18,26663 18,0 0,0">
          <text:p/>
        </draw:polygon>
        <draw:polygon draw:style-name="gr5" draw:text-style-name="P6" draw:layer="layout" svg:width="0.017cm" svg:height="0.017cm" svg:x="19.417cm" svg:y="29.248cm" svg:viewBox="0 0 18 18" draw:points="0,18 18,18 18,0 0,0">
          <text:p/>
        </draw:polygon>
        <draw:polygon draw:style-name="gr5" draw:text-style-name="P6" draw:layer="layout" svg:width="0.017cm" svg:height="0.017cm" svg:x="19.417cm" svg:y="29.248cm" svg:viewBox="0 0 18 18" draw:points="0,18 18,18 18,0 0,0">
          <text:p/>
        </draw:polygon>
        <draw:frame draw:style-name="gr2" draw:text-style-name="P3" draw:layer="layout" svg:width="0.388cm" svg:height="0.39cm" svg:x="2.621cm" svg:y="10.229cm">
          <draw:text-box>
            <text:p text:style-name="P1"><text:span text:style-name="T2"><text:s/></text:span></text:p>
          </draw:text-box>
        </draw:frame>
      </draw:page>
      <draw:page draw:name="page4" draw:style-name="dp1" draw:master-page-name="master-page53">
        <draw:frame draw:style-name="gr2" draw:text-style-name="P3" draw:layer="layout" svg:width="0.388cm" svg:height="0.39cm" svg:x="2.541cm" svg:y="2.502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2cm" fo:margin-left="2.5cm" fo:margin-right="2cm" fo:page-width="21.005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0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11-07T15:03:24.044000000</dc:date>
    <meta:editing-duration>PT58S</meta:editing-duration>
    <meta:editing-cycles>1</meta:editing-cycles>
    <meta:generator>LibreOffice/7.6.2.1$Windows_X86_64 LibreOffice_project/56f7684011345957bbf33a7ee678afaf4d2ba333</meta:generator>
    <meta:document-statistic meta:object-count="410"/>
  </office:meta>
</office:document-meta>
</file>